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6.8243in" table:align="left" style:writing-mode="lr-tb"/>
    </style:style>
    <style:style style:name="Table1.A" style:family="table-column">
      <style:table-column-properties style:column-width="0.7472in"/>
    </style:style>
    <style:style style:name="Table1.B" style:family="table-column">
      <style:table-column-properties style:column-width="1.9in"/>
    </style:style>
    <style:style style:name="Table1.C" style:family="table-column">
      <style:table-column-properties style:column-width="4.1771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C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C2" style:family="table-cell">
      <style:table-cell-properties style:vertical-align="top" fo:padding="0.0382in" fo:border-left="0.0007in solid #000000" fo:border-right="0.0007in solid #000000" fo:border-top="none" fo:border-bottom="0.0007in solid #000000" style:writing-mode="lr-tb"/>
    </style:style>
    <style:style style:name="Table2" style:family="table">
      <style:table-properties style:width="6.9264in" table:align="left" style:writing-mode="lr-tb"/>
    </style:style>
    <style:style style:name="Table2.A" style:family="table-column">
      <style:table-column-properties style:column-width="2.3083in"/>
    </style:style>
    <style:style style:name="Table2.C" style:family="table-column">
      <style:table-column-properties style:column-width="2.3097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TB">
      <style:paragraph-properties style:snap-to-layout-grid="false"/>
    </style:style>
    <style:style style:name="P2" style:family="paragraph" style:parent-style-name="Body">
      <style:paragraph-properties fo:margin-top="0in" fo:margin-bottom="0.1181in"/>
    </style:style>
    <style:style style:name="P3" style:family="paragraph" style:parent-style-name="HC">
      <style:paragraph-properties>
        <style:tab-stops>
          <style:tab-stop style:position="0in"/>
        </style:tab-stops>
      </style:paragraph-properties>
    </style:style>
    <style:style style:name="P4" style:family="paragraph" style:parent-style-name="HD">
      <style:paragraph-properties>
        <style:tab-stops>
          <style:tab-stop style:position="0in"/>
        </style:tab-stops>
      </style:paragraph-properties>
    </style:style>
    <style:style style:name="P5" style:family="paragraph" style:parent-style-name="TCH">
      <style:paragraph-properties style:snap-to-layout-grid="false"/>
    </style:style>
    <style:style style:name="P6" style:family="paragraph" style:parent-style-name="TCCP">
      <style:paragraph-properties style:snap-to-layout-grid="false"/>
    </style:style>
    <style:style style:name="P7" style:family="paragraph" style:parent-style-name="TB1">
      <style:paragraph-properties style:snap-to-layout-grid="false"/>
    </style:style>
    <style:style style:name="P8" style:family="paragraph" style:parent-style-name="TBX">
      <style:paragraph-properties style:snap-to-layout-grid="false"/>
    </style:style>
    <style:style style:name="P9" style:family="paragraph" style:parent-style-name="Body">
      <style:paragraph-properties fo:margin-left="0in" fo:margin-right="0in" fo:text-indent="0.25in" style:auto-text-indent="false"/>
    </style:style>
    <style:style style:name="P10" style:family="paragraph" style:parent-style-name="Body">
      <style:paragraph-properties fo:margin-left="0.5in" fo:margin-right="0.5in" fo:text-indent="-0.25in" style:auto-text-indent="false"/>
    </style:style>
    <style:style style:name="P11" style:family="paragraph" style:parent-style-name="HA" style:master-page-name="Standard">
      <style:paragraph-properties style:page-number="auto"/>
    </style:style>
    <style:style style:name="T1" style:family="text">
      <style:text-properties style:font-style-complex="italic"/>
    </style:style>
    <style:style style:name="T2" style:family="text">
      <style:text-properties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style:font-weight-complex="bold"/>
    </style:style>
    <style:style style:name="T8" style:family="text">
      <style:text-properties fo:font-weight="normal" style:font-weight-asian="normal" style:font-weight-complex="bold"/>
    </style:style>
    <style:style style:name="T9" style:family="text">
      <style:text-properties fo:font-style="normal" style:font-style-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Chapter 3</text:h>
      <text:p text:style-name="HB">References and Namespaces</text:p>
      <text:p text:style-name="BodyNoIndent">Python is a fundamentally object-oriented language. The basic elements of the language (functions, classes and modules) are all manipulable as objects at runtime. There is no concept of value types as occurs in some languages such as C++ or Java – numeric and string literals create full objects, meaning it is possible to access the attributes and methods of literals. With this in mind, it is important to understand how references to objects are resolved, and how those references may be modified by an application.</text:p>
      <text:p text:style-name="Body">Objects in Python are referenced by means of variable identifiers, object attributes and container subscripts. <text:s/>The resolution of an identifier depends on the lexical context of the expression, with the semantics varying according to whether the identifier is encountered at the module level, inside a function scope, or inside a class definition. <text:s/>Attributes and subscripts are simpler conceptually, but more varied in practice, as the name resolution is carried out by the object used as the basis for the reference, regardless of the lexical context.</text:p>
      <text:p text:style-name="P2">The other aspect to be considered is how those names are bound to objects in the first place. The contents of the built-in namespace and the standard library are generally provided automatically by the Python interpreter. However, the remaining namespaces must, at some point, be populated by the Python application (and even the built-in namespace can be modified). Python has a number of statements that are dedicated to namespace manipulation, and describing the effect of these namespace manipulation statements is a major element of this chapter.</text:p>
      <text:h text:style-name="P3" text:outline-level="2">3.1 Object References and Name Binding</text:h>
      <text:p text:style-name="BodyNoIndent">There are three basic ways to refer to an object in Python:</text:p>
      <text:p text:style-name="BL1">[lb]<text:tab/>by means of a variable identifier: <text:span text:style-name="CD3"><text:span text:style-name="T1">VAR_NAME</text:span></text:span></text:p>
      <text:p text:style-name="BL">[lb]<text:tab/>as an attribute of another object: <text:span text:style-name="CD3"><text:span text:style-name="T1">BASE_EXPR</text:span></text:span><text:span text:style-name="CD1">.</text:span><text:span text:style-name="CD3"><text:span text:style-name="T1">ATTR_NAME</text:span></text:span></text:p>
      <text:p text:style-name="BX">[lb]<text:tab/>as an item inside a container object: <text:span text:style-name="CD3"><text:span text:style-name="T1">CONTAINER_EXPR</text:span></text:span><text:span text:style-name="CD1">[</text:span><text:span text:style-name="CD3"><text:span text:style-name="T1">SUBSCRIPT_EXPR</text:span></text:span><text:span text:style-name="CD1">]</text:span></text:p>
      <text:p text:style-name="Body">Variable identifiers are simply names that are required to start with a letter or underscore, and then continue using only letters, numbers or underscores.</text:p>
      <text:p text:style-name="Body">Attribute references consist of a base expression and an attribute name, separated by a period. There are no real limitations on the base expression, but the attribute name is subject to the same restrictions as any other variable identifier.</text:p>
      <text:p text:style-name="Body">Lastly, an item reference consists of a container expression and a subscript expression, with the subscript expression surrounded by square brackets. The leading container expression serves to distinguish the item reference from a list display or list comprehension. There are no syntactic restrictions on either the container expression or the subscript expression, and the subscript expression actually supports some additional syntax to make it easier to access index ranges inside sequences and coordinate ranges inside multi-dimensional arrays.</text:p>
      <text:p text:style-name="Body">While there are obviously significant differences between the behavior of each of these kinds of reference, there are also many similarities. This section covers the behavior which is shared by all of the kinds of reference, using variable identifiers as examples. Subsequent sections cover the details which are specific to each kind of object reference.</text:p>
      <text:h text:style-name="P4" text:outline-level="3"><text:soft-page-break/>3.1.1 Mutable and Immutable Objects</text:h>
      <text:p text:style-name="BodyNoIndent">Every object in Python has an identity. An object's identity never changes once the object has been created, and object references are always to an object with a specific identity. The <text:span text:style-name="CD2"><text:span text:style-name="T2">is</text:span></text:span> and <text:span text:style-name="CD2"><text:span text:style-name="T2">is not</text:span></text:span> operators compare the identity of two objects; while the built-in function <text:span text:style-name="CD1">id()</text:span> returns an integer representing the identity of the object. This numeric identifier is guaranteed to be unique for the lifetime of the object.</text:p>
      <text:p text:style-name="Body">Objects may also be interpreted as having a value. An object's value is typically considered to be the subset of the object's state which is compared by the equality operator. Objects whose value can change are said to be mutable; those objects whose value is unchangeable once they are created are called immutable.</text:p>
      <text:p text:style-name="Body">Normally, whether or not an object is mutable is determined entirely by its type (e.g., numbers and strings are immutable, lists and dictionaries are not). However, this is not the case when the value of an otherwise immutable object potentially includes references to mutable objects. A good example of this is an immutable container object such as a tuple. In these cases, the value of the supposedly immutable object for the purposes of evaluating equality can change when the value of a referenced mutable object changes. Technically, such objects are immutable only when every object included in their value is also immutable (and indeed, this is the way tuples behave).</text:p>
      <text:p text:style-name="Body">It is possible, however, to reinterpret the value of such objects so that they are considered immutable. For example, a tuple is always immutable if only the identities of the contained objects are considered, rather than their values. This definition of immutability is significant when considering whether or not an object or container permits its contents to be rebound to different targets. So, immutability is not strictly the same as having an unchangeable value. It is possible for complex objects to be classed as immutable when their value is interpreted in one fashion, and as mutable when it is interpreted in another. Indeed, if the interpretation of an object's value is narrowed to be simply the object's identity, then any object can be considered immutable (and, in fact, this is Python's default interpretation of object value for user defined classes).</text:p>
      <text:h text:style-name="P4" text:outline-level="3">3.1.2 Binding References to Objects using Assignment</text:h>
      <text:p text:style-name="BodyNoIndent">Like many other programming languages, Python uses a single equals sign to indicate an assignment statement, as follows:</text:p>
      <text:p text:style-name="C1"><text:span text:style-name="CD1"><text:span text:style-name="T4">TARGET_REF</text:span></text:span><text:span text:style-name="CD1"> </text:span><text:span text:style-name="T5">=</text:span><text:span text:style-name="CD1"> </text:span><text:span text:style-name="CD1"><text:span text:style-name="T4">SOURCE_EXPR</text:span></text:span></text:p>
      <text:p text:style-name="Body">The result of evaluating the source expression on the right-hand side is bound to the target object reference on the left hand side. After successful execution of the assignment statement, the target reference will subsequently resolve to the result of the source expression, as shown:</text:p>
      <text:p text:style-name="CDT1">&gt;&gt;&gt; a = 1</text:p>
      <text:p text:style-name="CDT">&gt;&gt;&gt; a</text:p>
      <text:p text:style-name="CDTX">1</text:p>
      <text:p text:style-name="Body">If the source expression is an iterable, the individual elements may be extracted and assigned to target references by providing a comma separated sequence as the target reference. This is referred to as tuple unpacking, and has the form:</text:p>
      <text:p text:style-name="C1"><text:span text:style-name="T4">TARGET_REF_1</text:span>, <text:span text:style-name="T4">TARGET_REF_2</text:span>, --&gt; , <text:span text:style-name="T4">TARGET_REF_N</text:span><text:span text:style-name="T3"> </text:span>=<text:span text:style-name="T3"> SOURCE_</text:span><text:span text:style-name="T4">EXPR</text:span></text:p>
      <text:p text:style-name="Body">This is effectively translated as follows:</text:p>
      <text:p text:style-name="CDT1"># 'source' and 'itr' are not visible to user code</text:p>
      <text:p text:style-name="CDT">source = <text:span text:style-name="T4">SOURCE_EXPR</text:span></text:p>
      <text:p text:style-name="CDT">itr = iter(source)</text:p>
      <text:p text:style-name="CDT"><text:span text:style-name="T4">TARGET_REF_1</text:span> = itr.next()</text:p>
      <text:p text:style-name="CDT"><text:span text:style-name="T4">TARGET_REF_2</text:span> = itr.next()</text:p>
      <text:p text:style-name="CDT"><text:soft-page-break/><text:s/>--&gt;</text:p>
      <text:p text:style-name="CDTX"><text:span text:style-name="T4">TARGET_REF_N</text:span> = itr.next()</text:p>
      <text:p text:style-name="Body">The individual target references then resolve to the appropriate objects from the original sequence:</text:p>
      <text:p text:style-name="CDT1">&gt;&gt;&gt; a, b, c = (1, 2, 3)</text:p>
      <text:p text:style-name="CDT">&gt;&gt;&gt; print a, b, c</text:p>
      <text:p text:style-name="CDTX">1 2 3</text:p>
      <text:p text:style-name="Body">If the right hand expression is not an iterable, then attempting to use tuple assignment will result in <text:span text:style-name="CD1">AttributeError</text:span> or <text:span text:style-name="CD1">TypeError</text:span> being raised. If the number of values provided by the iterator does not match the number of targets specified in the target sequence, then <text:span text:style-name="CD1">ValueError</text:span> will be raised.</text:p>
      <text:p text:style-name="Body">The targets within the sequence can themselves be variable identifiers, attributes, item references or further sequences. When nesting sequences in this fashion, each inner sequence <text:span text:style-name="T4">must</text:span> be surrounded by parentheses (otherwise the contained commas would be interpreted as separators for the top-level sequence). At the top level, the use of surrounding parentheses is optional.</text:p>
      <text:p text:style-name="Body">Square brackets can also be used to delineate target sequences, but parentheses are generally preferred for stylistic reasons. It is possible (perhaps even likely) that the option to use square brackets will be removed entirely in a future version of Python.</text:p>
      <text:p text:style-name="Body">It is possible to assign a single source expression to multiple targets (including target sequences) by specifying a number of target expressions on the left hand side, separated by equals signs:</text:p>
      <text:p text:style-name="C1"><text:span text:style-name="T4">TARGET_REF_1</text:span> = <text:span text:style-name="T4">TARGET_REF_2</text:span> = --&gt; = <text:span text:style-name="T4">TARGET_REF_N</text:span> = <text:span text:style-name="T4">SOURCE_EXPR</text:span></text:p>
      <text:p text:style-name="Body">This is effectively translated as follows:</text:p>
      <text:p text:style-name="CDT1"># 'source' is not visible to user code</text:p>
      <text:p text:style-name="CDT">source = <text:span text:style-name="T4">SOURCE_EXPR</text:span></text:p>
      <text:p text:style-name="CDT"><text:span text:style-name="T4">TARGET_REF_1</text:span> = source</text:p>
      <text:p text:style-name="CDT"><text:span text:style-name="T4">TARGET_REF_2</text:span> = source</text:p>
      <text:p text:style-name="CDT"><text:s/>--&gt;</text:p>
      <text:p text:style-name="CDTX"><text:span text:style-name="T4">TARGET_REF_N</text:span> = source</text:p>
      <text:p text:style-name="Body">The individual target references then all resolve to the result of the source expression:</text:p>
      <text:p text:style-name="CDT1">&gt;&gt;&gt; a = b = c = 1</text:p>
      <text:p text:style-name="CDT">&gt;&gt;&gt; print a, b, c</text:p>
      <text:p text:style-name="CDTX">1 1 1</text:p>
      <text:p text:style-name="Body">The source expression on the right side is evaluated once, and then the specified targets are assigned to in left-to-right order. The key semantic difference between this and multiple assignment statements is that the right-hand side is evaluated only once, whereas it is evaluated in each statement when using multiple statements. This can prove important if the right hand expression is either expensive to calculate or has side effects which make multiple invocation undesirable.</text:p>
      <text:p text:style-name="Body">There is an interesting trap here if the source expression produces an iterator rather than an iterable, and there are one or more sequence targets on the left. In such cases, the first sequence target will fully consume the iterator. Any non-sequence targets will refer to the exhausted iterator, and any additional sequence targets will fail, as there will not be any values remaining in the iterator to be assigned.</text:p>
      <text:p text:style-name="Body">This problem is a specific case of a more general potential issue – when the source expression is mutable, then using multiple assignment means that <text:span text:style-name="T4">all</text:span> of the designated targets refer to the <text:span text:style-name="T4">same</text:span> mutable object. This behavior may or may not be a problem, depending on what is desired in the application.</text:p>
      <text:p text:style-name="CDT1">&gt;&gt;&gt; a = b = [] <text:s text:c="2"/># Both references refer to the same object</text:p>
      <text:p text:style-name="CDT"><text:soft-page-break/>&gt;&gt;&gt; a.append(1) <text:s/># List is modified through one reference</text:p>
      <text:p text:style-name="CDT">&gt;&gt;&gt; b <text:s text:c="11"/># Change is visible through the other reference</text:p>
      <text:p text:style-name="CDTX">[1]</text:p>
      <text:p text:style-name="Body">Python assignment statements are operations which manipulate the relevant namespace – they are not operations on the object being assigned. This means that neither the result of the source expression, nor the current result of the target reference ever have an opportunity to affect the operation. In the case of attribute or item target references, however, the object containing the attribute or the container holding the item is able to affect the way assignment is handled. In particular, immutable objects will generally raise <text:span text:style-name="CD1">TypeError</text:span> if an attempt is made to bind or rebind an attribute, and immutable containers will do the same for attempts to modify their contents.</text:p>
      <text:p text:style-name="Body">Unlike some other languages, Python does <text:span text:style-name="E2"><text:span text:style-name="T1">not</text:span></text:span> permit assignments to be embedded as expressions (e.g., as part of the condition in an <text:span text:style-name="CD1"><text:span text:style-name="T5">if</text:span></text:span> statement or <text:span text:style-name="CD1"><text:span text:style-name="T5">while</text:span></text:span> loop). Instead, they are required to be statements in their own right. This generally improves readability, as new names can only be introduced in certain well defined places. Given the use of dynamic typing, this means that Python's basic assignment statement is in many ways more similar to variable declarations in statically typed languages than it is to standard variable assignments in such languages.</text:p>
      <text:p text:style-name="Body">Python's assignment chaining semantics are also very different from those of languages such as C or C++, which handle chained assignment by treating assignment as an expression. The exact semantics of chained assignment in such languages are not always clear (especially in C++, where it is easy to write a poorly behaved assignment operator), causing some programmers (including this author) to develop an aversion to the use of chained assignment. The statement level definition of assignment to multiple targets means that this problem doesn't arise in Python, and concerns about C++ style assignment chaining don't apply.</text:p>
      <text:h text:style-name="P4" text:outline-level="3">3.1.3 Rebinding References using Augmented Assignment</text:h>
      <text:p text:style-name="BodyNoIndent">Augmented assignment statements involve using a target reference as a left operand in a binary expression, and then assigning the result back to the original target. They have the following form:</text:p>
      <text:p text:style-name="C1"><text:span text:style-name="T4">TARGET</text:span> <text:span text:style-name="T4">OP</text:span>= <text:span text:style-name="T3">EXPR</text:span></text:p>
      <text:p text:style-name="Body">All of the type-specific non-comparison binary operators from Chapter XREF(Statements and Expressions) are supported for <text:span text:style-name="CD3"><text:span text:style-name="T1">OP</text:span></text:span>, and have their usual meaning. Details on how the left and right operands are determined are covered in the sections on the different kinds of reference target.</text:p>
      <text:p text:style-name="TN">Table 3.1</text:p>
      <text:p text:style-name="TH">Methods to control augmented assignment</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Operator</text:p>
            </table:table-cell>
            <table:table-cell table:style-name="Table1.A1" office:value-type="string">
              <text:p text:style-name="P5">Conventional Usage(s)</text:p>
            </table:table-cell>
            <table:table-cell table:style-name="Table1.C1" office:value-type="string">
              <text:p text:style-name="P5">In-place Method Invocation</text:p>
            </table:table-cell>
          </table:table-row>
        </table:table-header-rows>
        <table:table-row table:style-name="Table1.1">
          <table:table-cell table:style-name="Table1.A2" office:value-type="string">
            <text:p text:style-name="P6">|=</text:p>
          </table:table-cell>
          <table:table-cell table:style-name="Table1.A2" office:value-type="string">
            <text:p text:style-name="P7">Bitwise OR<text:line-break/>Set union</text:p>
          </table:table-cell>
          <table:table-cell table:style-name="Table1.C2" office:value-type="string">
            <text:p text:style-name="P6">lhs.__ior__(rhs)</text:p>
          </table:table-cell>
        </table:table-row>
        <table:table-row table:style-name="Table1.1">
          <table:table-cell table:style-name="Table1.A2" office:value-type="string">
            <text:p text:style-name="P6">^=</text:p>
          </table:table-cell>
          <table:table-cell table:style-name="Table1.A2" office:value-type="string">
            <text:p text:style-name="P1">Bitwise XOR</text:p>
          </table:table-cell>
          <table:table-cell table:style-name="Table1.C2" office:value-type="string">
            <text:p text:style-name="P6">lhs.__ixor__(rhs)</text:p>
          </table:table-cell>
        </table:table-row>
        <table:table-row table:style-name="Table1.1">
          <table:table-cell table:style-name="Table1.A2" office:value-type="string">
            <text:p text:style-name="P6">&amp;=</text:p>
          </table:table-cell>
          <table:table-cell table:style-name="Table1.A2" office:value-type="string">
            <text:p text:style-name="P1">Bitwise AND<text:line-break/>Set intersection</text:p>
          </table:table-cell>
          <table:table-cell table:style-name="Table1.C2" office:value-type="string">
            <text:p text:style-name="P6">lhs.__iand__(rhs)</text:p>
          </table:table-cell>
        </table:table-row>
        <table:table-row table:style-name="Table1.1">
          <table:table-cell table:style-name="Table1.A2" office:value-type="string">
            <text:p text:style-name="P6">&lt;&lt;=</text:p>
          </table:table-cell>
          <table:table-cell table:style-name="Table1.A2" office:value-type="string">
            <text:p text:style-name="P1">Bitwise left shift</text:p>
          </table:table-cell>
          <table:table-cell table:style-name="Table1.C2" office:value-type="string">
            <text:p text:style-name="P6">lhs.__ilshift__(rhs)</text:p>
          </table:table-cell>
        </table:table-row>
        <table:table-row table:style-name="Table1.1">
          <table:table-cell table:style-name="Table1.A2" office:value-type="string">
            <text:p text:style-name="P6">&gt;&gt;=</text:p>
          </table:table-cell>
          <table:table-cell table:style-name="Table1.A2" office:value-type="string">
            <text:p text:style-name="P1">Bitwise right shift</text:p>
          </table:table-cell>
          <table:table-cell table:style-name="Table1.C2" office:value-type="string">
            <text:p text:style-name="P6">lhs.__irshift__(rhs)</text:p>
          </table:table-cell>
        </table:table-row>
        <table:table-row table:style-name="Table1.1">
          <table:table-cell table:style-name="Table1.A2" office:value-type="string">
            <text:p text:style-name="P6">+=</text:p>
          </table:table-cell>
          <table:table-cell table:style-name="Table1.A2" office:value-type="string">
            <text:p text:style-name="P1">Arithmetic addition<text:line-break/>Sequence concatentation</text:p>
          </table:table-cell>
          <table:table-cell table:style-name="Table1.C2" office:value-type="string">
            <text:p text:style-name="P6">lhs.__iadd__(rhs)</text:p>
          </table:table-cell>
        </table:table-row>
        <table:table-row table:style-name="Table1.1">
          <table:table-cell table:style-name="Table1.A2" office:value-type="string">
            <text:p text:style-name="P6">-=</text:p>
          </table:table-cell>
          <table:table-cell table:style-name="Table1.A2" office:value-type="string">
            <text:p text:style-name="P1">Arithmetic substraction<text:line-break/>Set difference</text:p>
          </table:table-cell>
          <table:table-cell table:style-name="Table1.C2" office:value-type="string">
            <text:p text:style-name="P6">lhs.__isub__(rhs)</text:p>
          </table:table-cell>
        </table:table-row>
        <text:soft-page-break/>
        <table:table-row table:style-name="Table1.1">
          <table:table-cell table:style-name="Table1.A2" office:value-type="string">
            <text:p text:style-name="P6">*=</text:p>
          </table:table-cell>
          <table:table-cell table:style-name="Table1.A2" office:value-type="string">
            <text:p text:style-name="P1">Arithmetic multiplication<text:line-break/>Sequence repetition</text:p>
          </table:table-cell>
          <table:table-cell table:style-name="Table1.C2" office:value-type="string">
            <text:p text:style-name="P6">lhs.__imul__(rhs)</text:p>
          </table:table-cell>
        </table:table-row>
        <table:table-row table:style-name="Table1.1">
          <table:table-cell table:style-name="Table1.A2" office:value-type="string">
            <text:p text:style-name="P6">/=</text:p>
          </table:table-cell>
          <table:table-cell table:style-name="Table1.A2" office:value-type="string">
            <text:p text:style-name="P1">Classic division</text:p>
          </table:table-cell>
          <table:table-cell table:style-name="Table1.C2" office:value-type="string">
            <text:p text:style-name="P6">lhs.__idiv__(rhs)</text:p>
          </table:table-cell>
        </table:table-row>
        <table:table-row table:style-name="Table1.1">
          <table:table-cell table:style-name="Table1.A2" office:value-type="string">
            <text:p text:style-name="P6">/=</text:p>
          </table:table-cell>
          <table:table-cell table:style-name="Table1.A2" office:value-type="string">
            <text:p text:style-name="P1">True division</text:p>
          </table:table-cell>
          <table:table-cell table:style-name="Table1.C2" office:value-type="string">
            <text:p text:style-name="P6">lhs.__itruediv__(rhs)</text:p>
          </table:table-cell>
        </table:table-row>
        <table:table-row table:style-name="Table1.1">
          <table:table-cell table:style-name="Table1.A2" office:value-type="string">
            <text:p text:style-name="P6">//=</text:p>
          </table:table-cell>
          <table:table-cell table:style-name="Table1.A2" office:value-type="string">
            <text:p text:style-name="P1">Floor division</text:p>
          </table:table-cell>
          <table:table-cell table:style-name="Table1.C2" office:value-type="string">
            <text:p text:style-name="P6">lhs.__ifloordiv__(rhs)</text:p>
          </table:table-cell>
        </table:table-row>
        <table:table-row table:style-name="Table1.1">
          <table:table-cell table:style-name="Table1.A2" office:value-type="string">
            <text:p text:style-name="P6">%=</text:p>
          </table:table-cell>
          <table:table-cell table:style-name="Table1.A2" office:value-type="string">
            <text:p text:style-name="P1">Arithmetic remainder<text:line-break/>String formatting</text:p>
          </table:table-cell>
          <table:table-cell table:style-name="Table1.C2" office:value-type="string">
            <text:p text:style-name="P6">lhs.__imod__(rhs)</text:p>
          </table:table-cell>
        </table:table-row>
        <table:table-row table:style-name="Table1.1">
          <table:table-cell table:style-name="Table1.A2" office:value-type="string">
            <text:p text:style-name="P6">**=</text:p>
          </table:table-cell>
          <table:table-cell table:style-name="Table1.A2" office:value-type="string">
            <text:p text:style-name="P8">Exponentiation</text:p>
          </table:table-cell>
          <table:table-cell table:style-name="Table1.C2" office:value-type="string">
            <text:p text:style-name="P6">lhs.__ipow__(rhs)</text:p>
          </table:table-cell>
        </table:table-row>
      </table:table>
      <text:p text:style-name="TBFN"/>
      <text:p text:style-name="Body">Note that, unlike normal assignment statements, augmented assignment statements do not support either sequence targets or assignment to multiple targets in a single statement. This is due to the fact that there is no sensible way of interpreting these kinds of targets as the left operand of the binary expression.</text:p>
      <text:p text:style-name="Body">Additionally, augmented assignment operators <text:span text:style-name="T4">do</text:span> perform an operation on the result of the target reference. The associated class protocols permit objects to tailor the way they respond to augmented assignment. The most significant behavioral difference lies in whether the augmented assignment operation returns a new object or whether it returns the existing object.</text:p>
      <text:p text:style-name="Body">Immutable objects such as <text:span text:style-name="CD1">int</text:span>, <text:span text:style-name="CD1">float</text:span> or <text:span text:style-name="CD1">tuple</text:span> cannot modify themselves, and so are forced to return a new object with the correct value. This means that any other references to the object continue to see the old value. This is one of the key characteristics of immutability in Python – it is possible to update a reference to point to an object with a different value, but it is not possible to change the value of an already referenced object. Some form of mutable indirection (either via an attribute or a container subscript) is necessary to permit a single writer to update multiple references to an immutable object.</text:p>
      <text:p text:style-name="P9">Mutable objects such as <text:span text:style-name="CD1">dict,</text:span> <text:span text:style-name="CD1">list</text:span> or <text:span text:style-name="CD1">set</text:span> do not behave that way. Mutable objects that support the relevant binary operators typically implement the augmented assignment operations in-place, modifying their own value and returning themselves. This means that all existing references to the object will be able to see the new value.</text:p>
      <text:p text:style-name="Body">One potentially surprising aspect of augmented assignment is the way it interacts with mutable objects referenced from immutable attributes and containers. The augmented assignment operation will mutate the object in-place, and only then attempt to rebind the result to the designated target reference. This means that even though the second operation raises an exception, the target reference has already been modified:</text:p>
      <text:p text:style-name="CDT1">&gt;&gt;&gt; x = [], <text:s text:c="5"/># Singleton tuple containing a mutable list</text:p>
      <text:p text:style-name="CDT">&gt;&gt;&gt; x[0] += [1] <text:s/># Extending the list appears to fail</text:p>
      <text:p text:style-name="CDT">Traceback (most recent call last):</text:p>
      <text:p text:style-name="CDT"><text:s text:c="2"/>...</text:p>
      <text:p text:style-name="CDT">TypeError: object does not support item assignment</text:p>
      <text:p text:style-name="CDT">&gt;&gt;&gt; x <text:s text:c="11"/># But the list was actually modified</text:p>
      <text:p text:style-name="CDTX">([1],)</text:p>
      <text:h text:style-name="P4" text:outline-level="3">3.1.4 Deleting Reference Bindings and Object Lifetimes</text:h>
      <text:p text:style-name="BodyNoIndent">Reference deletion statements involve removing a legitimate assignment target from a namespace, reversing the effect of a previous reference binding operation. They use one of the two following forms:</text:p>
      <text:p text:style-name="C1"><text:span text:style-name="T2">del</text:span><text:span text:style-name="CD1"> </text:span><text:span text:style-name="CD1"><text:span text:style-name="T4">TARGET_REF</text:span></text:span></text:p>
      <text:p text:style-name="C1"><text:soft-page-break/><text:span text:style-name="T2">del</text:span><text:span text:style-name="CD1"> </text:span><text:span text:style-name="CD1"><text:span text:style-name="T4">TARGET_REF_1, TARGET_REF_2, --&gt;, TARGET_REF_N</text:span></text:span></text:p>
      <text:p text:style-name="Body">The reference unbinding statement accepts either a single reference, or a comma-separated sequence of references. When a sequence of references is provided, the elements are unbound in left-to-right order. Code executed after the reference deletion statement cannot use the deleted reference (although it may recreate it using an appropriate reference binding statement).</text:p>
      <text:p text:style-name="CDT1">&gt;&gt;&gt; a = 1</text:p>
      <text:p text:style-name="CDT">&gt;&gt;&gt; a</text:p>
      <text:p text:style-name="CDT">1</text:p>
      <text:p text:style-name="CDT">&gt;&gt;&gt; del a</text:p>
      <text:p text:style-name="CDT">&gt;&gt;&gt; a</text:p>
      <text:p text:style-name="CDT">Traceback (most recent call last):</text:p>
      <text:p text:style-name="CDT"><text:s text:c="4"/>...</text:p>
      <text:p text:style-name="CDTX">NameError: name 'a' is not defined1</text:p>
      <text:p text:style-name="Body">As with normal assignment statements, reference deletion statements are operations which manipulate the relevant namespace – they are not operations on the object previously referenced. This means that the current result of the target reference does not have the opportunity to affect the operation. In the case of attribute or item target references, the object containing the attribute or the container holding the item is able to affect the way reference deletion is handled, just as is the case with assignment.</text:p>
      <text:p text:style-name="Body">Significantly, the <text:span text:style-name="CD1">del</text:span> statement does not directly invoke the object finalization and deletion process – it deletes the reference to the object, rather than deleting the object itself. However, the elimination of the reference to the object may render the object unreachable, making it a candidate for deletion. When and how the finalization and deletion actually occurs is implementation dependent (specifically, it depends on the mechanisms used to implement garbage collection).</text:p>
      <text:p text:style-name="Body">The standard library includes two modules of particular importance when an application is concerned about the details of object lifetimes. The first is the <text:span text:style-name="CD1">weakref</text:span> module, which provides support for creating and using weak references. Weak references provide access to an object, but are not counted as references when determining whether or not the object is a candidate for deletion. The second is the <text:span text:style-name="CD1">gc</text:span> module, which provides an application with access to the inner workings of the particular implementation's garbage collection process. Some implementations which use their platform's native garbage collection may not expose a <text:span text:style-name="CD1">gc</text:span> module. In these cases, any tuning of the garbage collection is limited to that provided by the underlying platform. More details on both of these modules can be found in the Python Standard Library Reference.</text:p>
      <text:h text:style-name="P3" text:outline-level="2">3.2 Variable Identifier References</text:h>
      <text:p text:style-name="BodyNoIndent">Variable identifiers are the most commonly used kind of object reference. As described earlier, a variable identifier is simply a name starting with a letter or underscore and containing only letters, numbers or underscores. The identifier is terminated by the first character not meeting those criteria.</text:p>
      <text:h text:style-name="P4" text:outline-level="3">3.2.1 Namespaces, Scopes and Free Variables</text:h>
      <text:p text:style-name="BodyNoIndent">Every identifier in Python is stored in a particular namespace. There are four kinds of identifier namespace:</text:p>
      <text:p text:style-name="BL1">[lb]<text:tab/>the built-in namespace</text:p>
      <text:p text:style-name="BL">[lb]<text:tab/>module global namespaces</text:p>
      <text:p text:style-name="BL">[lb]<text:tab/>function local namespaces</text:p>
      <text:p text:style-name="BX">[lb]<text:tab/>class definition local namespaces</text:p>
      <text:p text:style-name="Body"><text:soft-page-break/>When invoked without arguments, the built-in function <text:span text:style-name="CD1">vars()</text:span> provides a mapping from identifiers in the current namespace to their bound objects. The set of attributes provided by a given object is also frequently referred to as a kind of namespace, which is reflected in the behavior of the <text:span text:style-name="CD1">vars()</text:span> function when an argument is provided – the keys in the mapping produced are all attributes of the supplied object (note that the list of attributes provided by <text:span text:style-name="CD1">vars()</text:span> is generally not exhaustive – Chapter XREF(Classes and Metaclasses) goes in to more detail on the behaviour of <text:span text:style-name="CD1">vars()</text:span> when it is applied to an object). Using the built-in <text:span text:style-name="CD1">locals()</text:span> is essentially equivalent to invoking <text:span text:style-name="CD1">vars()</text:span> without an argument, but <text:span text:style-name="CD1">locals()</text:span> cannot be used to access the attributes of an object. The effect of modifying the contents of a mapping returned by <text:span text:style-name="CD1">vars()</text:span> or <text:span text:style-name="CD1">locals()</text:span> is formally undefined – changes made to the mapping may or may not be reflected in the original namespace and which of these occurs is implementation dependent.</text:p>
      <text:p text:style-name="Body">Identifiers assigned in a particular namespace have an associated scope – areas of the source code which are able to resolve that identifier to its bound object. For the built-in namespace, this scope is all Python code executed by the application, including code executed in a specific namespace as described in Section 3.5. Identifiers in the built-in namespace cannot be modified directly – <text:s/>they are only able to be modified either as attributes of the special module <text:span text:style-name="CD1">__builtin__</text:span>, or as items in that module's namespace mapping, which is automatically included in every module's global namespace under the name <text:span text:style-name="CD1">__builtins__</text:span>.</text:p>
      <text:p text:style-name="Body">The module global namespace is accessible as attributes of the module object when the module is imported by other code. The scope of identifiers in a global namespace is all Python source code executed in the corresponding module. Code executed in a specific namespace is not considered to be inside the module's scope, and hence cannot automatically see the module globals. The builtin function <text:span text:style-name="CD1">globals()</text:span> provides the mapping of identifiers in the current module's global namespace, even if the code currently being executed is inside a function or class definition. Unlike <text:span text:style-name="CD1">vars()</text:span> and <text:span text:style-name="CD1">locals()</text:span>, the effect of modifying the mapping returned by <text:span text:style-name="CD1">globals()</text:span> is defined – any changes made <text:span text:style-name="T4">are</text:span> visible in the module's global namespace. However, an implementation may place restrictions on the keys permitted in the mapping (such as requiring that keys be string instances).</text:p>
      <text:p text:style-name="Body">The scope of a function local namespace is the code in the body of that particular function, and any lexically nested function definition's within that function. The identifiers in the function namespace are determined by the name binding operations that occur within the function body. The formal parameters to a function are also considered part of its local namespace. Intervening class definitions do not affect the visibility of names from surrounding function scopes – the methods of the class are still able to see the names from any outer function scopes.</text:p>
      <text:p text:style-name="Body">The scope of a class definition local namespace is simply the code that makes up the body of the class definition. As for function local namespaces, the identifiers in the class definition namespace are determined by the name binding operations that occur within the class definition body. Unlike function definitions, names bound in the class definition are <text:span text:style-name="T4">not</text:span> visible in any nested class or function definitions.</text:p>
      <text:p text:style-name="Body">Local variables are those that are bound to an object in the current scope. Free variables are those which are referenced but not bound in the current scope. Free variables are resolved in the innermost scope which binds the relevant identifier. Resolution fails only if the name is not defined in any of the scopes which are searched. If a name is bound in more than one scope, the binding in the innermost scope wins (that is, lexically containing function namespaces are checked first, then the module global namespace and lastly the built-in namespace).</text:p>
      <text:h text:style-name="P4" text:outline-level="3">3.2.2 Resolving and Binding Identifiers at the Module Level</text:h>
      <text:p text:style-name="BodyNoIndent">Module level code is any Python code which is not inside a function definition or class definition. This includes code executed using the interactive interpreter, the <text:span text:style-name="T6">exec</text:span> statement, and as a script, in addition to the top level code executed when importing a module.</text:p>
      <text:p text:style-name="Body">Module level code is conceptually executed inside the relevant global namespace. When an identifier reference is encountered, the module's global namespace is checked first. If that fails (the identifier is not found), then the built-in namespace is checked. If that check also fails, then a <text:span text:style-name="CD1">NameError</text:span> is raised. Any name binding operations affect the module's global namespace. The following example demonstrates these three different behaviors:</text:p>
      <text:p text:style-name="CDT1"><text:soft-page-break/>&gt;&gt;&gt; x = 1 <text:s text:c="4"/># Identifier bound in module namespace</text:p>
      <text:p text:style-name="CDT">&gt;&gt;&gt; x <text:s text:c="8"/># Identifier resolved in module namespace</text:p>
      <text:p text:style-name="CDT">1</text:p>
      <text:p text:style-name="CDT"/>
      <text:p text:style-name="CDT">&gt;&gt;&gt; True <text:s text:c="5"/># Identifier resolved in built-in namespace</text:p>
      <text:p text:style-name="CDT">True</text:p>
      <text:p text:style-name="CDT"/>
      <text:p text:style-name="CDT">&gt;&gt;&gt; fail <text:s text:c="5"/># Identifier not resolved</text:p>
      <text:p text:style-name="CDT">Traceback (most recent call last):</text:p>
      <text:p text:style-name="CDT"><text:s text:c="4"/>...</text:p>
      <text:p text:style-name="CDTX">NameError: name 'fail' is not defined</text:p>
      <text:h text:style-name="P4" text:outline-level="3">3.2.3 Resolving and Binding Identifiers from within a Function Definition</text:h>
      <text:p text:style-name="BodyNoIndent">Each function has its own local namespace that is used when executing the function. Every invocation of the function receives its own copy of the namespace, which is initialized with the arguments supplied when the function was invoked.</text:p>
      <text:p text:style-name="Body">When an identifier reference is encountered inside a function, the behavior depends on whether that name is ever bound in that function's scope. If the name is bound at some point during the function's execution it is considered a local variable, and the referenced object is retrieved from the function's local namespace. An <text:span text:style-name="CD1">UnboundLocalError</text:span> is raised if the reference occurs before the name binding operation. Otherwise, the name is deemed to refer to a free variable.</text:p>
      <text:p text:style-name="Body">For free variables, the behavior further depends on whether or not a containing function scope includes a local variable with that name. This is checked starting with the innermost containing function, and working out towards the module level. If the name is found, then it is considered a lexically scoped free variable, and the referenced object is retrieved directly from the relevant outer function's namespace. Similar to local variables, a <text:span text:style-name="CD1">NameError</text:span> is raised if the name has not yet been bound at the time the reference is resolved (note that resolution occurs only when the inner function is executed, not when it is defined). If an inner function references an outer scope in this fashion, attempts to delete the variable in the outer function are classed as a <text:span text:style-name="CD1">SyntaxError</text:span> by the compiler.</text:p>
      <text:p text:style-name="Body">Free variables which are not lexically scoped are called global variables (or, more precisely, module global variables). These are looked for firstly in the module namespace and then in the built-in namespace. If both checks fail, then a <text:span text:style-name="CD1">NameErro</text:span><text:span text:style-name="T6">r</text:span> is raised.</text:p>
      <text:p text:style-name="Body">Any name binding operations inside a function affect the local namespace of the current function. The different possible behaviors are shown below.</text:p>
      <text:p text:style-name="CDT1">&gt;&gt;&gt; def func():</text:p>
      <text:p text:style-name="CDT">... <text:s text:c="4"/>x = 1 <text:s text:c="7"/># Identifier bound in function scope</text:p>
      <text:p text:style-name="CDT">... <text:s text:c="4"/>print x <text:s text:c="5"/># Identifier resolved in function scope</text:p>
      <text:p text:style-name="CDT">...</text:p>
      <text:p text:style-name="CDT">&gt;&gt;&gt; func()</text:p>
      <text:p text:style-name="CDT">1</text:p>
      <text:p text:style-name="CDT"/>
      <text:p text:style-name="CDT">&gt;&gt;&gt; def func():</text:p>
      <text:p text:style-name="CDT">... <text:s text:c="4"/>print fail <text:s text:c="2"/># Identifier not resolved</text:p>
      <text:p text:style-name="CDT">... <text:s text:c="4"/>fail = 1 <text:s text:c="4"/># Identifier bound in function scope</text:p>
      <text:p text:style-name="CDT">...</text:p>
      <text:p text:style-name="CDT">&gt;&gt;&gt; func()</text:p>
      <text:p text:style-name="CDT">Traceback (most recent call last):</text:p>
      <text:p text:style-name="CDT"><text:s text:c="4"/>...</text:p>
      <text:p text:style-name="CDT">UnboundLocalError: local variable 'fail' referenced before assignment</text:p>
      <text:p text:style-name="CDT"/>
      <text:p text:style-name="CDT">&gt;&gt;&gt; def func():</text:p>
      <text:p text:style-name="CDT">... <text:s text:c="4"/>x = 1 <text:s text:c="7"/># Identifier bound in scope of function 1</text:p>
      <text:p text:style-name="CDT"><text:soft-page-break/>... <text:s text:c="4"/>def func2():</text:p>
      <text:p text:style-name="CDT">... <text:s text:c="8"/>print x <text:s/># Identifier resolved in scope of function 1</text:p>
      <text:p text:style-name="CDT">... <text:s text:c="4"/>func2()</text:p>
      <text:p text:style-name="CDT">...</text:p>
      <text:p text:style-name="CDT">&gt;&gt;&gt; func()</text:p>
      <text:p text:style-name="CDT">1</text:p>
      <text:p text:style-name="CDT"/>
      <text:p text:style-name="CDT">&gt;&gt;&gt; def func():</text:p>
      <text:p text:style-name="CDT">... <text:s text:c="4"/>def func2():</text:p>
      <text:p text:style-name="CDT">... <text:s text:c="8"/>print x <text:s/># Identifier not resolved</text:p>
      <text:p text:style-name="CDT">... <text:s text:c="4"/>func2()</text:p>
      <text:p text:style-name="CDT">... <text:s text:c="4"/>x = 1 <text:s text:c="7"/># Identifier bound in scope of function 1</text:p>
      <text:p text:style-name="CDT">...</text:p>
      <text:p text:style-name="CDT">&gt;&gt;&gt; func()</text:p>
      <text:p text:style-name="CDT">Traceback (most recent call last):</text:p>
      <text:p text:style-name="CDT"><text:s text:c="4"/>...</text:p>
      <text:p text:style-name="CDT">NameError: free variable 'x' referenced before assignment in enclosing scope</text:p>
      <text:p text:style-name="CDT"/>
      <text:p text:style-name="CDT">&gt;&gt;&gt; x = 1 <text:s text:c="11"/># Identifier bound in module namespace</text:p>
      <text:p text:style-name="CDT">&gt;&gt;&gt; def func():</text:p>
      <text:p text:style-name="CDT">... <text:s text:c="4"/>print x <text:s text:c="5"/># Identifier resolved in module namespace</text:p>
      <text:p text:style-name="CDT">...</text:p>
      <text:p text:style-name="CDT">&gt;&gt;&gt; func()</text:p>
      <text:p text:style-name="CDT">1</text:p>
      <text:p text:style-name="CDT"/>
      <text:p text:style-name="CDT">&gt;&gt;&gt; def func():</text:p>
      <text:p text:style-name="CDT">... <text:s text:c="4"/>print True <text:s text:c="2"/># Identifier resolved in built-in namespace</text:p>
      <text:p text:style-name="CDT">...</text:p>
      <text:p text:style-name="CDT">&gt;&gt;&gt; func()</text:p>
      <text:p text:style-name="CDT">True</text:p>
      <text:p text:style-name="CDT"/>
      <text:p text:style-name="CDT">&gt;&gt;&gt; def func():</text:p>
      <text:p text:style-name="CDT">... <text:s text:c="4"/>print fail <text:s text:c="2"/># Identifier not resolved</text:p>
      <text:p text:style-name="CDT">...</text:p>
      <text:p text:style-name="CDT">&gt;&gt;&gt; func()</text:p>
      <text:p text:style-name="CDT">Traceback (most recent call last):</text:p>
      <text:p text:style-name="CDT"><text:s text:c="4"/>...</text:p>
      <text:p text:style-name="CDTX">NameError: global name 'fail' is not defined</text:p>
      <text:p text:style-name="Body">It is important to note that, as a dynamic language, Python does not resolve identifiers until code is executed, rather than resolving them when the code is compiled as static languages do. Accordingly, Python functions may change their behavior if outer scopes are altered such that names in those scopes resolve to different objects. Additionally, it is not necessary that a name in an outer scope be able to be resolved when a function is defined, but only when that function is first called (recursive function calls, for example, rely on this behavior). This late binding behavior is shown in the example below.</text:p>
      <text:p text:style-name="CDT1">&gt;&gt;&gt; def func():</text:p>
      <text:p text:style-name="CDT">... <text:s text:c="4"/>print x</text:p>
      <text:p text:style-name="CDT">... <text:s text:c="4"/>def func2():</text:p>
      <text:p text:style-name="CDT">... <text:s text:c="8"/>print y</text:p>
      <text:p text:style-name="CDT">... <text:s text:c="4"/>y = 2</text:p>
      <text:p text:style-name="CDT">... <text:s text:c="4"/>func2() <text:s/># Function 2 can resolve 'y' when it is called</text:p>
      <text:p text:style-name="CDT">... <text:s text:c="4"/></text:p>
      <text:p text:style-name="CDT">&gt;&gt;&gt; x = 1</text:p>
      <text:p text:style-name="CDT">&gt;&gt;&gt; func() <text:s text:c="6"/># Function 1 can resolve 'x' when it is called</text:p>
      <text:p text:style-name="CDT">1</text:p>
      <text:p text:style-name="CDT">2</text:p>
      <text:p text:style-name="CDT">&gt;&gt;&gt; x = 3</text:p>
      <text:p text:style-name="CDT"><text:soft-page-break/>&gt;&gt;&gt; func() <text:s text:c="6"/># Function 1 resolves the changed 'x'</text:p>
      <text:p text:style-name="CDT">3</text:p>
      <text:p text:style-name="CDTX">2</text:p>
      <text:p text:style-name="Body">The fact that function definitions are executable statements in their own right also has an impact on the way identifiers are resolved in nested scopes. Specifically, each invocation of a function creates a new copy of that function's local namespace, and any nested function definitions that are executed will resolve names using that specific version of the namespace. The effect of this behavior is to cause Python functions to act as lexical closures. However, as noted earlier when describing augmented assignment operations, a binding operation in one namespace does not affect name bindings in other namespaces. This is particularly relevant when using functions as closures, as it means the name binding in the outer function scope cannot be modified by the inner function – for the closure to correctly track changes across invocations, the object in the outer scope must be mutable, and all changes made in place rather than through rebinding operations. The example below shows the operation of a simple closure.</text:p>
      <text:p text:style-name="CDT1">&gt;&gt;&gt; def func(x):</text:p>
      <text:p text:style-name="CDT">... <text:s text:c="4"/>def func2():</text:p>
      <text:p text:style-name="CDT">... <text:s text:c="8"/>y = 2</text:p>
      <text:p text:style-name="CDT">... <text:s text:c="8"/>print y <text:s text:c="4"/># Identifier resolved in scope of function 2</text:p>
      <text:p text:style-name="CDT">... <text:s text:c="8"/>print x <text:s text:c="4"/># Identifier resolved in scope of function 1</text:p>
      <text:p text:style-name="CDT">... <text:s text:c="4"/>return func2</text:p>
      <text:p text:style-name="CDT">...</text:p>
      <text:p text:style-name="CDT">&gt;&gt;&gt; func_desc = func(1) # Each invocation of function 1</text:p>
      <text:p text:style-name="CDT">&gt;&gt;&gt; func_asc = func(3) <text:s/># produces its own version of function 2</text:p>
      <text:p text:style-name="CDT">&gt;&gt;&gt; func_desc() <text:s text:c="8"/># In the first version, 'x' resolves to the argument 1</text:p>
      <text:p text:style-name="CDT">2</text:p>
      <text:p text:style-name="CDT">1</text:p>
      <text:p text:style-name="CDT">&gt;&gt;&gt; func_asc() <text:s text:c="9"/># In the second version, 'x' resolves to the argument 3</text:p>
      <text:p text:style-name="CDT">2</text:p>
      <text:p text:style-name="CDTX">3</text:p>
      <text:h text:style-name="P4" text:outline-level="3">3.2.4 Resolving and Binding Identifiers from within a Class Definition</text:h>
      <text:p text:style-name="BodyNoIndent">Like function definitions, class definitions also create their own local namespace. Unlike function definitions, the class definition's local namespace plays no part in the resolution of names in any nested scopes. However, the contents of the local namespace become the class attributes of the class created by the class definition statement. Chapter XREF(Classes and Metaclasses) provides more details on classes and class definitions.</text:p>
      <text:p text:style-name="Body">As for functions, the behavior when an identifier reference is encountered inside a class definition, depends on whether or not the identifier is a free variable. If the identifier is a free variable, then the lookup is carried out exactly as for a free variable in a function body: any nested function scopes are checked, followed by the module namespace and then the built-in namespace. If all of those checks fail, then a <text:span text:style-name="CD1">NameError</text:span> is raised.</text:p>
      <text:p text:style-name="Body">For local variables, the behavior differs from functions. Instead of raising an exception if the identifier has not yet been bound in the local namespace, the module global namespace is checked, following by the built-in namespace. As usual, if all of the checks fail then a <text:span text:style-name="CD1">NameError</text:span> is raised.</text:p>
      <text:p text:style-name="Body">Any name binding operations affect the local namespace of the class definition statement (and typically result in a new class attribute on the class created by the class definition). <text:s/>The different possible behaviors are shown below (although using <text:span text:style-name="T6">print</text:span> statements in class definitions for anything other than debugging or demonstrating a point in an example is not a recommended practice!).</text:p>
      <text:p text:style-name="CDT1">&gt;&gt;&gt; class cls(object):</text:p>
      <text:p text:style-name="CDT">... <text:s text:c="4"/>x = 1</text:p>
      <text:p text:style-name="CDT">... <text:s text:c="4"/>print x <text:s text:c="5"/># Identifier resolved in scope of class definition</text:p>
      <text:p text:style-name="CDT">...</text:p>
      <text:p text:style-name="CDT"><text:soft-page-break/>1</text:p>
      <text:p text:style-name="CDT"/>
      <text:p text:style-name="CDT">&gt;&gt;&gt; def func():</text:p>
      <text:p text:style-name="CDT">... <text:s text:c="4"/>x = 1</text:p>
      <text:p text:style-name="CDT">... <text:s text:c="4"/>class cls(object):</text:p>
      <text:p text:style-name="CDT">... <text:s text:c="8"/>print x <text:s/># Identifier resolved in scope of outer function</text:p>
      <text:p text:style-name="CDT">...</text:p>
      <text:p text:style-name="CDT">&gt;&gt;&gt; func()</text:p>
      <text:p text:style-name="CDT">1</text:p>
      <text:p text:style-name="CDT"/>
      <text:p text:style-name="CDT">&gt;&gt;&gt; x = 1</text:p>
      <text:p text:style-name="CDT">&gt;&gt;&gt; class cls(object):</text:p>
      <text:p text:style-name="CDT">... <text:s text:c="4"/>print x <text:s text:c="5"/># Identifier resolved in module namespace</text:p>
      <text:p text:style-name="CDT">...</text:p>
      <text:p text:style-name="CDT">1</text:p>
      <text:p text:style-name="CDT"/>
      <text:p text:style-name="CDT">&gt;&gt;&gt; class cls(object):</text:p>
      <text:p text:style-name="CDT">... <text:s text:c="4"/>print True <text:s text:c="2"/># Identifier resolved in built-in namespace</text:p>
      <text:p text:style-name="CDT">...</text:p>
      <text:p text:style-name="CDT">True</text:p>
      <text:p text:style-name="CDT"/>
      <text:p text:style-name="CDT">&gt;&gt;&gt; class cls(object):</text:p>
      <text:p text:style-name="CDT">... <text:s text:c="4"/>print fail <text:s text:c="2"/># Identifier not resolved</text:p>
      <text:p text:style-name="CDT">...</text:p>
      <text:p text:style-name="CDT">Traceback (most recent call last):</text:p>
      <text:p text:style-name="CDT"><text:s text:c="4"/>...</text:p>
      <text:p text:style-name="CDTX">NameError: global name 'fail' is not defined</text:p>
      <text:h text:style-name="P4" text:outline-level="3">3.2.5 Forcing Module Level Resolution and Binding of an Identifier</text:h>
      <text:p text:style-name="BodyNoIndent">Global variable declarations indicate to the compiler that a particular variable exists in the module namespace, rather than in the current function scope or class definition namespace. They have the following form:</text:p>
      <text:p text:style-name="C1"><text:span text:style-name="CD2"><text:span text:style-name="T8">global</text:span></text:span><text:span text:style-name="CD1"> </text:span><text:span text:style-name="CD1"><text:span text:style-name="T4">IDENT</text:span></text:span></text:p>
      <text:p text:style-name="C1"><text:span text:style-name="CD2"><text:span text:style-name="T8">global</text:span></text:span><text:span text:style-name="CD1"> </text:span><text:span text:style-name="CD1"><text:span text:style-name="T4">IDENT1, IDENT2, --&gt;, IDENT</text:span></text:span></text:p>
      <text:p text:style-name="Body">The declaration statement accepts either a single identifier or a comma-separated sequence of identifiers. Any reference resolution or binding operations relating to those particular identifiers during the execution of the function or class definition containing the global variable declaration use the resolution and binding rules for module level code, rather than the normal rules for function scopes or class definitions.</text:p>
      <text:h text:style-name="P4" text:outline-level="3">3.2.6 Augmented Assignment to an Identifier</text:h>
      <text:p text:style-name="BodyNoIndent">Augmented assignments to a variable identifier have the following form:</text:p>
      <text:p text:style-name="C1"><text:span text:style-name="CD1"><text:span text:style-name="T4">IDENT OP= EXPR</text:span></text:span></text:p>
      <text:p text:style-name="Body">This statement is effectively translated as follows:</text:p>
      <text:p text:style-name="CDT1">if hasattr(<text:span text:style-name="CD3">IDENT</text:span>, “__i<text:span text:style-name="T4">OPNAME</text:span>__”):</text:p>
      <text:p text:style-name="CDT"><text:s text:c="6"/><text:span text:style-name="CD3"><text:span text:style-name="T1">IDENT</text:span></text:span> = <text:span text:style-name="CD3">IDENT</text:span>.__i<text:span text:style-name="CD3"><text:span text:style-name="T1">OPNAME</text:span></text:span>__(<text:span text:style-name="T4">EXPR</text:span>)</text:p>
      <text:p text:style-name="CDT">else:</text:p>
      <text:p text:style-name="CDTX"><text:soft-page-break/><text:s text:c="6"/><text:span text:style-name="CD3"><text:span text:style-name="T1">IDENT</text:span></text:span> = <text:span text:style-name="CD3">IDENT</text:span> <text:span text:style-name="CD3"><text:span text:style-name="T1">OP</text:span></text:span> <text:span text:style-name="CD3"><text:span text:style-name="T1">EXPR</text:span></text:span></text:p>
      <text:p text:style-name="Body">As referencing an object through a variable identifier can never have side effects, the translation of the statement is relatively straightforward. The only additional need is to check whether or not the object being assigned to directly supports the relevant in-place operation. Note that even if the target supports the in place operator, the rebinding operation still occurs. This allows immutable objects to provide efficient augmented assignment operations, even if the result is still a new object.</text:p>
      <text:h text:style-name="P4" text:outline-level="3">3.2.7 Identifier Binding Operations other than Assignment</text:h>
      <text:p text:style-name="Body">There are statements other than the assignment operators which bind an identifier in the currently active namespace to a specific (sometimes newly created) object. These statements all operate using the same rules for name binding as the basic assignment operator with an identifier target. This includes the changes in behavior depending on the lexical context (module level, function scope, class definition) and the use of the <text:span text:style-name="CD2"><text:span text:style-name="T2">global</text:span></text:span> statement. Attribute and subscript references are not permitted in these operations.</text:p>
      <text:p text:style-name="P10">The other identifier binding operations are:</text:p>
      <text:p text:style-name="BL1">[lb]<text:tab/>Index variables in <text:span text:style-name="CD1">for</text:span> loops (refer to Chapter XREF(Control Flow Statements))</text:p>
      <text:p text:style-name="BL">[lb]<text:tab/>Index variables in list comprehensions (refer to Chapter XREF(Control Flow Statements) and the note below)</text:p>
      <text:p text:style-name="BL">[lb]<text:tab/>Naming caught exceptions in a <text:span text:style-name="CD1">try-except</text:span> statement (refer to Chapter XREF(Control Flow Statements))</text:p>
      <text:p text:style-name="BL">[lb]<text:tab/>The <text:span text:style-name="CD1">as</text:span> clause of a <text:span text:style-name="CD1">with</text:span> statement (refer to Chapter XREF(Control Flow Statements))</text:p>
      <text:p text:style-name="BL">[lb]<text:tab/>Function definitions (refer to Chapter XREF(Functions and Generators))</text:p>
      <text:p text:style-name="BL">[lb]<text:tab/>Function formal parameters (refer to Chapter XREF(Functions and Generators))</text:p>
      <text:p text:style-name="BL">[lb]<text:tab/>Class definitions (refer to Chapter XREF(Classes and Metaclasses))</text:p>
      <text:p text:style-name="BX">[lb]<text:tab/><text:span text:style-name="CD1">import</text:span> statements (refer to Chapter XREF(Modules and Applications))</text:p>
      <text:p text:style-name="Body">For a variety of reasons (one is covered in the Exercises at the end of this chapter), the fact that list comprehensions are name binding operations is generally considered a mistake in the definition of Python. This mistake was not repeated when generator expressions were added to the language for the release of Python 2.4, allowing any problems with the current name binding behavior to be addressed by passing a generator expression to the list constructor, rather than using a list comprehension directly. The language definition will eventually be updated such that the loop variable in a list comprehension is not visible in the surrounding namespace, but that change in the language definition has currently been deferred in order to avoid breaking any existing code that relies on the current behavior</text:p>
      <text:h text:style-name="P3" text:outline-level="2">3.3 Object Attribute References</text:h>
      <text:p text:style-name="BodyNoIndent">Even highly procedural programs that do not define their own classes are still likely to rely on attribute references. The reason is that even the contents of modules are generally accessed by means of attribute references, and that method invocations are a multiple-step process, and one of those steps is to retrieve the method object by means of an attribute reference.</text:p>
      <text:p text:style-name="Body">Most objects in Python inherit their attribute access methods directly or indirectly from the built-in type <text:span text:style-name="CD1">object.</text:span> The behavior of such classes is described in detail in Chapter XREF(Classes and Metaclasses), as is the behavior of metaclasses (classes which inherit from <text:span text:style-name="CD1">type</text:span>) and that of old-style classes (the only kind of user-defined class available in Python versions prior to Python 2.2).</text:p>
      <text:p text:style-name="Body">Module attributes provide direct access to the global namespace of the relevant module. This is covered further in Chapter XREF(Modules and Applications).</text:p>
      <text:h text:style-name="P4" text:outline-level="3"><text:soft-page-break/>3.3.1 Resolving Attribute References</text:h>
      <text:p text:style-name="BodyNoIndent">Attribute references take the form of a base expression, followed by a period, and then an identifier for the specific attribute of interest. There are no real constraints on the base expression, but it may need to be either parenthesized or separated from the period by whitespace in order to access attributes of integer literals (otherwise the period will be interpreted as indicating a floating point literal). The attribute name has to meet all of the usual restrictions of identifiers.</text:p>
      <text:p text:style-name="C1"><text:span text:style-name="T4">BASE_EXPR</text:span>.<text:span text:style-name="T4">ATTR_NAME</text:span></text:p>
      <text:p text:style-name="Body">This expression is effectively translated as follows:</text:p>
      <text:p text:style-name="C1">(<text:span text:style-name="T4">BASE_EXPR</text:span>).__getattribute__('<text:span text:style-name="T4">ATTR_NAME'</text:span>)</text:p>
      <text:p text:style-name="Body">The following demonstration class shows the invocation of the method:</text:p>
      <text:p text:style-name="CDT1">&gt;&gt;&gt; class show_getattribute(object):</text:p>
      <text:p text:style-name="CDT">... <text:s text:c="2"/>def __getattribute__(self, name):</text:p>
      <text:p text:style-name="CDT">... <text:s text:c="3"/>print "Retrieving attribute: %r" % (name,)</text:p>
      <text:p text:style-name="CDT">...</text:p>
      <text:p text:style-name="CDT">&gt;&gt;&gt; x = show_getattribute()</text:p>
      <text:p text:style-name="CDT">&gt;&gt;&gt; x.attr</text:p>
      <text:p text:style-name="CDTX">Retrieving attribute: 'attr'</text:p>
      <text:h text:style-name="P4" text:outline-level="3">3.3.2 Binding Attributes to Specific Objects</text:h>
      <text:p text:style-name="BodyNoIndent">Attribute references are bound to specific objects by using an attribute reference as the target in an assignment or augmented assignment statement. The target cannot distinguish between the different forms of assignment operation (normal, multiple assignment, sequence unpacking, augmented), as they all invoke the same class protocol on the target.</text:p>
      <text:p text:style-name="C1"><text:span text:style-name="T4">BASE_EXPR</text:span>.<text:span text:style-name="T4">ATTR_NAME = SOURCE_EXPR</text:span></text:p>
      <text:p text:style-name="Body">This statement is effectively translated as follows:</text:p>
      <text:p text:style-name="C1">(<text:span text:style-name="T4">BASE_EXPR</text:span>).__setattr__('<text:span text:style-name="T4">ATTR_NAME', </text:span><text:span text:style-name="CD3"><text:span text:style-name="T1">SOURCE_EXPR</text:span></text:span>)</text:p>
      <text:p text:style-name="Body">The following demonstration class shows the invocation of the method:</text:p>
      <text:p text:style-name="CDT1">&gt;&gt;&gt; class show_setattr(object):</text:p>
      <text:p text:style-name="CDT">... <text:s text:c="2"/>def __setattr__(self, name, value):</text:p>
      <text:p text:style-name="CDT">... <text:s text:c="4"/>print "Setting attribute %r to %r" % (name, value)</text:p>
      <text:p text:style-name="CDT">... <text:s text:c="4"/>super(show_setattr, self).__setattr__(name, value)</text:p>
      <text:p text:style-name="CDT">...</text:p>
      <text:p text:style-name="CDT">&gt;&gt;&gt; x = show_setattr()</text:p>
      <text:p text:style-name="CDT">&gt;&gt;&gt; x.attr = 0</text:p>
      <text:p text:style-name="CDT">Setting attribute 'attr' to 0</text:p>
      <text:p text:style-name="CDT">&gt;&gt;&gt; x.attr, = [1]</text:p>
      <text:p text:style-name="CDT">Setting attribute 'attr' to 1</text:p>
      <text:p text:style-name="CDT">&gt;&gt;&gt; y = x.attr = 2</text:p>
      <text:p text:style-name="CDT">Setting attribute 'attr' to 2</text:p>
      <text:p text:style-name="CDT">&gt;&gt;&gt; x.attr += 1</text:p>
      <text:p text:style-name="CDTX">Setting attribute 'attr' to 3</text:p>
      <text:p text:style-name="Body"><text:soft-page-break/>Immutable objects will raise an exception (typically <text:span text:style-name="CD1">TypeError</text:span> or <text:span text:style-name="CD1">AttributeError</text:span>) when an attempt is made to bind an attribute to a different object. Otherwise mutable objects may consider particular attributes immutable, and similarly raise an exception.</text:p>
      <text:h text:style-name="P4" text:outline-level="3">3.3.3 Augmented Assignment to an Attribute</text:h>
      <text:p text:style-name="BodyNoIndent">Augmented assignments to an attribute have the following form:</text:p>
      <text:p text:style-name="C1"><text:span text:style-name="CD1"><text:span text:style-name="T4">BASE_EXPR.ATTR_NAME OP= EXPR</text:span></text:span></text:p>
      <text:p text:style-name="Body">This statement is effectively translated as follows:</text:p>
      <text:p text:style-name="CDT1"># 'leftop' is not visible to user code</text:p>
      <text:p text:style-name="CDT">leftop = <text:s/><text:span text:style-name="CD3"><text:span text:style-name="T1">BASE_EXPR</text:span></text:span><text:span text:style-name="T4">.</text:span><text:span text:style-name="CD3"><text:span text:style-name="T1">ATTR_NAME</text:span></text:span></text:p>
      <text:p text:style-name="CDT">if hasattr(leftop, “__i<text:span text:style-name="T4">OPNAME</text:span>__”):</text:p>
      <text:p text:style-name="CDT"><text:s text:c="6"/><text:span text:style-name="CD3"><text:span text:style-name="T1">BASE_EXPR</text:span></text:span><text:span text:style-name="T4">.</text:span><text:span text:style-name="CD3"><text:span text:style-name="T1">ATTR_NAME</text:span></text:span> = leftop.__i<text:span text:style-name="CD3"><text:span text:style-name="T1">OPNAME</text:span></text:span>__(<text:span text:style-name="T4">EXPR</text:span>)</text:p>
      <text:p text:style-name="CDT">else:</text:p>
      <text:p text:style-name="CDTX"><text:s text:c="6"/><text:span text:style-name="CD3"><text:span text:style-name="T1">BASE_EXPR.ATTR_NAME</text:span></text:span> = leftop <text:span text:style-name="CD3"><text:span text:style-name="T1">OP</text:span></text:span> <text:span text:style-name="CD3"><text:span text:style-name="T1">EXPR</text:span></text:span></text:p>
      <text:p text:style-name="Body">As retrieving an attribute can have side effects, augmented assignment ensures that the attribute is retrieved only once. The translation below also shows the origin of the behaviour when augmented assignment is used on an immutable attribute that references an immutable object – the invocation of the in-place method alters the mutable object, but the attempt to rebind the immutable attribute fails.</text:p>
      <text:h text:style-name="P4" text:outline-level="3">3.3.4 Deleting Attributes</text:h>
      <text:p text:style-name="BodyNoIndent">Attributes are deleted by using an attribute reference as the target in a reference deletion statement. As for assignment, the target cannot distinguish between the two forms of deletion operation (normal, multiple deletion), as they both invoke the same class protocol on the target.</text:p>
      <text:p text:style-name="C1"><text:span text:style-name="CD2">del</text:span><text:span text:style-name="T4"> BASE_EXPR</text:span>.<text:span text:style-name="T4">ATTR_NAME</text:span></text:p>
      <text:p text:style-name="Body">This statement is effectively translated as follows:</text:p>
      <text:p text:style-name="C1">(<text:span text:style-name="T4">BASE_EXPR</text:span>).__delattr__('<text:span text:style-name="T4">ATTR_NAME'</text:span>)</text:p>
      <text:p text:style-name="Body">The following demonstration class shows the invocation of the method:</text:p>
      <text:p text:style-name="CDT1">&gt;&gt;&gt; class show_delattr(object):</text:p>
      <text:p text:style-name="CDT">... <text:s text:c="2"/>def __delattr__(self, name):</text:p>
      <text:p text:style-name="CDT">... <text:s text:c="3"/>print "Deleting attribute %r" % (name,)</text:p>
      <text:p text:style-name="CDT">...</text:p>
      <text:p text:style-name="CDT">&gt;&gt;&gt; x = show_delattr()</text:p>
      <text:p text:style-name="CDT">&gt;&gt;&gt; del x.attr</text:p>
      <text:p text:style-name="CDTX">Deleting attribute 'attr'</text:p>
      <text:h text:style-name="P3" text:outline-level="2">3.4 Container Subscript References</text:h>
      <text:p text:style-name="BodyNoIndent">Subscript references are used to retrieve individual items and particular groups of items from within container objects.</text:p>
      <text:p text:style-name="Body"><text:soft-page-break/>The precise semantics of subscript references in Python are not enforced by the language. Instead, the result of evaluation of the subscript expression is passed to the container object, and the container determines how the subscript should be interpreted. However, while there is no formal definition of the correct subscription behavior, there is a powerful group of conventions, embodied by particular data types in the standard library.</text:p>
      <text:p text:style-name="Body">The conventions are based on two properties of the container – firstly, whether it is a value mapping or a sequence, and secondly whether it is a mutable or immutable container. Table 3-2 shows examples of the different types amongst the builtins.</text:p>
      <text:p text:style-name="TN">Table 3-2</text:p>
      <text:p text:style-name="TH">Containers supporting subscript references</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5"/>
            </table:table-cell>
            <table:table-cell table:style-name="Table2.A1" office:value-type="string">
              <text:p text:style-name="P5">Mutable</text:p>
            </table:table-cell>
            <table:table-cell table:style-name="Table2.C1" office:value-type="string">
              <text:p text:style-name="P5">Immutable</text:p>
            </table:table-cell>
          </table:table-row>
        </table:table-header-rows>
        <table:table-row table:style-name="Table2.1">
          <table:table-cell table:style-name="Table2.A2" office:value-type="string">
            <text:p text:style-name="P7">Value Mapping</text:p>
          </table:table-cell>
          <table:table-cell table:style-name="Table2.A2" office:value-type="string">
            <text:p text:style-name="P7"><text:span text:style-name="CD1">dict</text:span></text:p>
          </table:table-cell>
          <table:table-cell table:style-name="Table2.C2" office:value-type="string">
            <text:p text:style-name="P7"><text:span text:style-name="CD1"/></text:p>
          </table:table-cell>
        </table:table-row>
        <table:table-row table:style-name="Table2.1">
          <table:table-cell table:style-name="Table2.A2" office:value-type="string">
            <text:p text:style-name="P1">Sequence</text:p>
          </table:table-cell>
          <table:table-cell table:style-name="Table2.A2" office:value-type="string">
            <text:p text:style-name="P1"><text:span text:style-name="CD1">list</text:span></text:p>
          </table:table-cell>
          <table:table-cell table:style-name="Table2.C2" office:value-type="string">
            <text:p text:style-name="P1"><text:span text:style-name="CD1">tuple, str, unicode</text:span></text:p>
          </table:table-cell>
        </table:table-row>
      </table:table>
      <text:p text:style-name="Body"/>
      <text:p text:style-name="Body">Value mappings map arbitrary keys to values, with keys being compared using the equality operator. Sequences are ordered data structures which act as value mappings for a limited set of values (specifically integers, which are used as sequence indices).</text:p>
      <text:p text:style-name="Body">Not only are these conventional semantics not enforced in any way, there is no entirely reliable introspection mechanism to determine what kind of mapping a particular subscriptable object provides. From the point of view of the Python interpreter, the most that can be said for certain is whether or not a type is a mapping of some kind. However, being able to successfully retrieve <text:span text:style-name="CD1">seq[0:0]</text:span> would give reasonable confidence that <text:span text:style-name="CD1">seq</text:span> was a sequence, as explicit storage of a slice in a normal mapping is extremely rare in practice.</text:p>
      <text:p text:style-name="Body">Other subscript conventions entirely (such as an identity mapping, or using tuples to indicate points or regions within a coordinate space) are possible but there are no exemplars of these conventions in the standard library.</text:p>
      <text:h text:style-name="HD" text:outline-level="3">3.4.1 Resolving Subscript References</text:h>
      <text:p text:style-name="BodyNoIndent">Subscript references take the form of a base expression followed by a subscript expression enclosed in square brackets. There are no real constraints on either expression, although many subscriptable objects impose limits on the kind of result the subscript expression must produce.</text:p>
      <text:p text:style-name="C1"><text:span text:style-name="T4">BASE_EXPR</text:span>[<text:span text:style-name="T4">SUBSCRIPT_EXPR</text:span>]</text:p>
      <text:p text:style-name="Body">This expression is effectively translated as follows:</text:p>
      <text:p text:style-name="C1">(<text:span text:style-name="T4">BASE_EXPR</text:span>).__getitem__(<text:span text:style-name="T4">SUBSCRIPT_EXPR</text:span>)</text:p>
      <text:p text:style-name="Body">The following demonstration class shows the invocation of the method:</text:p>
      <text:p text:style-name="CDT1">&gt;&gt;&gt; class show_getitem(object):</text:p>
      <text:p text:style-name="CDT">... <text:s text:c="2"/>def __getitem__(self, subscript):</text:p>
      <text:p text:style-name="CDT">... <text:s text:c="3"/>print "Retrieving subscript: %s" % (subscript,)</text:p>
      <text:p text:style-name="CDT">...</text:p>
      <text:p text:style-name="CDT">&gt;&gt;&gt; x = show_getitem()</text:p>
      <text:p text:style-name="CDT">&gt;&gt;&gt; # Mapping container lookup</text:p>
      <text:p text:style-name="CDT">&gt;&gt;&gt; x['key']</text:p>
      <text:p text:style-name="CDT">Retrieving subscript: key</text:p>
      <text:p text:style-name="CDT">&gt;&gt;&gt; # Sequence indexing and slicing</text:p>
      <text:p text:style-name="CDT">&gt;&gt;&gt; x[0]</text:p>
      <text:p text:style-name="CDT">Retrieving subscript: 0</text:p>
      <text:p text:style-name="CDT">&gt;&gt;&gt; x[:]</text:p>
      <text:p text:style-name="CDT"><text:soft-page-break/>Retrieving subscript: slice(None, None, None)</text:p>
      <text:p text:style-name="CDT">&gt;&gt;&gt; x[0:]</text:p>
      <text:p text:style-name="CDT">Retrieving subscript: slice(0, None, None)</text:p>
      <text:p text:style-name="CDT">&gt;&gt;&gt; x[:10]</text:p>
      <text:p text:style-name="CDT">Retrieving subscript: slice(None, 10, None)</text:p>
      <text:p text:style-name="CDT">&gt;&gt;&gt; x[0:10]</text:p>
      <text:p text:style-name="CDT">Retrieving subscript: slice(0, 10, None)</text:p>
      <text:p text:style-name="CDT">&gt;&gt;&gt; x[0::2]</text:p>
      <text:p text:style-name="CDT">Retrieving subscript: slice(0, None, 2)</text:p>
      <text:p text:style-name="CDT">&gt;&gt;&gt; x[:10:2]</text:p>
      <text:p text:style-name="CDT">Retrieving subscript: slice(None, 10, 2)</text:p>
      <text:p text:style-name="CDT">&gt;&gt;&gt; x[0:10:2]</text:p>
      <text:p text:style-name="CDT">Retrieving subscript: slice(0, 10, 2)</text:p>
      <text:p text:style-name="CDT">&gt;&gt;&gt; # Coordinate space indexing and slicing</text:p>
      <text:p text:style-name="CDT">&gt;&gt;&gt; x[0,1,2]</text:p>
      <text:p text:style-name="CDT">Retrieving subscript: (0, 1, 2)</text:p>
      <text:p text:style-name="CDT">&gt;&gt;&gt; x[...]</text:p>
      <text:p text:style-name="CDT">Retrieving subscript: Ellipsis</text:p>
      <text:p text:style-name="CDT">&gt;&gt;&gt; x[...,1,:]</text:p>
      <text:p text:style-name="CDTX">Retrieving subscript: (Ellipsis, 1, slice(None, None, None))</text:p>
      <text:p text:style-name="Body">Note that subscript expressions are the only source code location where slice and ellipsis literals are permitted. In other locations, slice objects must be created directly using the <text:span text:style-name="T6">slice()</text:span> built-in, and the ellipsis is referred to by means of its built-in name (which is, naturally, <text:span text:style-name="T6">Ellipsis</text:span>).</text:p>
      <text:p text:style-name="Body">The example code above shows the three main uses of subscript references in Python. The simplest case is value mapping containers, such as Python's builtin <text:span text:style-name="T6">dict</text:span> type, which treat the subscript as a key used to find an associated value. If the subscript is not found, then <text:span text:style-name="T6">KeyError</text:span> is raised. The second case is sequence indexing and slicing, which is described in Section 3.4.3. The final case is coordinate space indexing and slicing, which is not covered further in this book. Support for this syntax was added for the benefit of developers using subscript syntax to access and manipulate multi-dimensional arrays – details of its use can be found in the documentation of the NumPy extension module at <text:span text:style-name="E2">http://numeric.scipy.org</text:span>.</text:p>
      <text:h text:style-name="P4" text:outline-level="3">3.4.2 Binding Item Subscripts to Specific Objects</text:h>
      <text:p text:style-name="BodyNoIndent">As with attributes, subscript references are bound to specific objects by using a subscript reference as a target in an assignment statement. The container being modified is not aware of the kind of assignment operation – all subscript modification takes place using a common class protocol..</text:p>
      <text:p text:style-name="C1"><text:span text:style-name="T4">BASE_EXPR</text:span>[<text:span text:style-name="T4">SUBSCRIPT_EXPR</text:span>] = <text:span text:style-name="CD3">SOURCE_EXPR</text:span></text:p>
      <text:p text:style-name="Body">This expression is effectively translated as follows:</text:p>
      <text:p text:style-name="C1">(<text:span text:style-name="T4">BASE_EXPR</text:span>).__setitem__(<text:span text:style-name="CD3">SUBSCRIPT_EXPR</text:span>)</text:p>
      <text:p text:style-name="Body">The following demonstration class shows the invocation of the method:</text:p>
      <text:p text:style-name="CDT1">&gt;&gt;&gt; class show_setitem(object):</text:p>
      <text:p text:style-name="CDT">... <text:s text:c="2"/>def __setitem__(self, subscript, value):</text:p>
      <text:p text:style-name="CDT">... <text:s text:c="3"/>print "Setting subscript %r to %r" % (subscript, value)</text:p>
      <text:p text:style-name="CDT">...</text:p>
      <text:p text:style-name="CDT">&gt;&gt;&gt; x = show_setitem()</text:p>
      <text:p text:style-name="CDT">&gt;&gt;&gt; x['key'] = 1</text:p>
      <text:p text:style-name="CDT">Setting subscript 'key' to 1</text:p>
      <text:p text:style-name="CDT">&gt;&gt;&gt; x[0] = 1</text:p>
      <text:p text:style-name="CDT">Setting subscript 0 to 1</text:p>
      <text:p text:style-name="CDT"><text:soft-page-break/>&gt;&gt;&gt; x[0, 0] = 1</text:p>
      <text:p text:style-name="CDTX">Setting subscript (0, 0) to 1</text:p>
      <text:p text:style-name="Body">Immutable containers will raise an exception (typically <text:span text:style-name="CD1">TypeError</text:span>) when an attempt is made to bind a subscript to a different object.</text:p>
      <text:h text:style-name="P4" text:outline-level="3">3.4.3 Augmented Assignment to a Subscript</text:h>
      <text:p text:style-name="BodyNoIndent">Augmented assignments to a subscript have the following form:</text:p>
      <text:p text:style-name="C1"><text:span text:style-name="CD1"><text:span text:style-name="T4">BASE_EXPR</text:span></text:span>[<text:span text:style-name="CD1"><text:span text:style-name="T4">SUBSCRIPT_EXPR</text:span></text:span><text:span text:style-name="CD1">]</text:span><text:span text:style-name="CD1"><text:span text:style-name="T4"> OP= EXPR</text:span></text:span></text:p>
      <text:p text:style-name="Body">This statement is effectively translated as follows:</text:p>
      <text:p text:style-name="CDT1"># 'leftop' is not visible to user code</text:p>
      <text:p text:style-name="CDT">leftop = <text:span text:style-name="CD1"><text:span text:style-name="T4">BASE_EXPR</text:span></text:span>[<text:span text:style-name="CD1"><text:span text:style-name="T4">SUBSCRIPT_EXPR</text:span></text:span>]</text:p>
      <text:p text:style-name="CDT">if hasattr(leftop, “__i<text:span text:style-name="T4">OPNAME</text:span>__”):</text:p>
      <text:p text:style-name="CDT"><text:s text:c="6"/><text:span text:style-name="CD1"><text:span text:style-name="T4">BASE_EXPR</text:span></text:span><text:span text:style-name="CD3"><text:span text:style-name="T9">[</text:span></text:span><text:span text:style-name="CD1"><text:span text:style-name="T4">SUBSCRIPT_EXPR</text:span></text:span>] = leftop.__i<text:span text:style-name="CD3"><text:span text:style-name="T1">OPNAME</text:span></text:span>__(<text:span text:style-name="T4">EXPR</text:span>)</text:p>
      <text:p text:style-name="CDT">else:</text:p>
      <text:p text:style-name="CDTX"><text:s text:c="6"/><text:span text:style-name="CD1"><text:span text:style-name="T4">BASE_EXPR</text:span></text:span><text:span text:style-name="CD3"><text:span text:style-name="T9">[</text:span></text:span><text:span text:style-name="CD1"><text:span text:style-name="T4">SUBSCRIPT_EXPR</text:span></text:span>] = leftop <text:span text:style-name="CD3"><text:span text:style-name="T1">OP</text:span></text:span> <text:span text:style-name="CD3"><text:span text:style-name="T1">EXPR</text:span></text:span></text:p>
      <text:p text:style-name="Body">As you might expect, the translation is structured almost identically to that for augmented assignment to an attribute and reveals a similar origin for the behavior when attempting to mutate a mutable object inside an immutable container.</text:p>
      <text:h text:style-name="P4" text:outline-level="3">3.4.2 Deleting Subscripts</text:h>
      <text:p text:style-name="BodyNoIndent">Subscripts are deleted by using a subscript reference as the target in a reference deletion statement. As for attributes, the target cannot distinguish between the two forms of deletion operation (normal, multiple deletion), as they both invoke the same class protocol on the target.</text:p>
      <text:p text:style-name="C1"><text:span text:style-name="CD2">del</text:span><text:span text:style-name="T4"> BASE_EXPR</text:span>[<text:span text:style-name="T4">SUBSCRIPT_EXPR</text:span>]</text:p>
      <text:p text:style-name="Body">This statement is effectively translated as follows:</text:p>
      <text:p text:style-name="C1">(<text:span text:style-name="T4">BASE_EXPR</text:span>).__delitem__(<text:span text:style-name="CD3">SUBSCRIPT_EXPR</text:span>)</text:p>
      <text:p text:style-name="Body">The following demonstration class shows the invocation of the method:</text:p>
      <text:p text:style-name="CDT1">&gt;&gt;&gt; class show_delitem(object):</text:p>
      <text:p text:style-name="CDT">... <text:s text:c="2"/>def __delitem__(self, subscript):</text:p>
      <text:p text:style-name="CDT">... <text:s text:c="3"/>print "Deleting subscript %r" % (subscript,)</text:p>
      <text:p text:style-name="CDT">...</text:p>
      <text:p text:style-name="CDT">&gt;&gt;&gt; x = show_delitem()</text:p>
      <text:p text:style-name="CDT">&gt;&gt;&gt; del x['key']</text:p>
      <text:p text:style-name="CDT">Deleting subscript 'key'</text:p>
      <text:p text:style-name="CDT">&gt;&gt;&gt; del x[0]</text:p>
      <text:p text:style-name="CDT">Deleting subscript 0</text:p>
      <text:p text:style-name="CDT">&gt;&gt;&gt; del x[0, 0]</text:p>
      <text:p text:style-name="CDTX">Deleting subscript (0, 0)</text:p>
      <text:p text:style-name="Body">Immutable containers will raise an exception (typically <text:span text:style-name="CD1">TypeError</text:span>) when an attempt is made to delete a subscript.</text:p>
      <text:h text:style-name="P4" text:outline-level="3"><text:soft-page-break/>3.4.3 Sequence Indexing and Slicing using Index Ranges</text:h>
      <text:p text:style-name="BodyNoIndent">The built-in sequence objects provide plenty of examples of the conventional sequence indexing and slicing behavior A single element of a sequence is extracted using an integer offset from the first element of the sequence. The length of the sequence is automatically added to negative offsets, allowing them to be used to select elements based on their position relative to the end of the sequence, without needing to first know how long the sequence is. Attempting to access an offset outside the bounds of the sequence will result in an <text:span text:style-name="T6">IndexError</text:span>.</text:p>
      <text:p text:style-name="Body">Python uses zero-based indexing because it makes arithmetic manipulation of indices (for example, converting 2-D coordinates to a linear index) much less error prone. The only real downside is that it is occasionally confusing to those just learning Python, and there is no question that it can take a little getting used to (particularly for those without previous exposure to languages such as C that also use zero-based indexing).</text:p>
      <text:p text:style-name="Body">The following example shows simple indexing of a string.</text:p>
      <text:p text:style-name="CDT1">&gt;&gt;&gt; x = 'abcdefghij'</text:p>
      <text:p text:style-name="CDT">&gt;&gt;&gt; len(x)</text:p>
      <text:p text:style-name="CDT">10</text:p>
      <text:p text:style-name="CDT">&gt;&gt;&gt; x[0] <text:s text:c="7"/># The first item is at offset zero</text:p>
      <text:p text:style-name="CDT">'a'</text:p>
      <text:p text:style-name="CDT">&gt;&gt;&gt; x[10] <text:s text:c="6"/># Offset 10 is past the end of the sequence</text:p>
      <text:p text:style-name="CDT">Traceback (most recent call last):</text:p>
      <text:p text:style-name="CDT"><text:s text:c="4"/>...</text:p>
      <text:p text:style-name="CDT">IndexError: list index out of range</text:p>
      <text:p text:style-name="CDT">&gt;&gt;&gt; x[len(x)-1] # Explicit indexing from the end of the sequence is awkward</text:p>
      <text:p text:style-name="CDT">'j'</text:p>
      <text:p text:style-name="CDT">&gt;&gt;&gt; x[-1] <text:s text:c="6"/># So len(x) is always implicitly added to negative offsets</text:p>
      <text:p text:style-name="CDT">'j'</text:p>
      <text:p text:style-name="CDT">&gt;&gt;&gt; x[-11] <text:s text:c="5"/># Negative offsets may be past the start of the sequence</text:p>
      <text:p text:style-name="CDT">Traceback (most recent call last):</text:p>
      <text:p text:style-name="CDT"><text:s text:c="4"/>...</text:p>
      <text:p text:style-name="CDTX">IndexError: list index out of range</text:p>
      <text:p text:style-name="Body">By means of slices, it is possible to refer to subsections of a sequence. Slice operations on sequences typically return a copy of a portion of the original sequence, using the same type as the original. This can result in excessive memory overhead for certain applications – such applications should consider using a 1-dimensional <text:span text:style-name="CD1">dimarray</text:span> instead.</text:p>
      <text:p text:style-name="Body">A basic slice starts at the first offset to be included in the slice and includes all of the elements at offsets up to, but not including, the designated stop offset. This is known as a half-open range, and as with zero-based indexing, Python works this way due to some attractive algorithmic properties (for example, a sequence can easily be split into two pieces at a given offset). Again, it is something that can take a little getting used to, but tends to be less error-prone in practice.</text:p>
      <text:p text:style-name="Body">Note that, unlike indexing, slicing will automatically clamp the start and stop offsets to the upper and lower bounds of the sequence, instead of raising an <text:span text:style-name="T6">IndexError</text:span>. This is useful as it allows a sequence to be easily partitioned, even though some of the partitions may be empty.</text:p>
      <text:p text:style-name="Body">An extended slice is similar to a basic slice, but specifies a step increment other than one. With an extended slice, only the elements between the start and stop offset that are reachable by successively adding the step value to the start offset are included. The following example shows slicing of a string when using a positive step increment.</text:p>
      <text:p text:style-name="CDT1">&gt;&gt;&gt; x = 'abcdefghij'</text:p>
      <text:p text:style-name="CDT">&gt;&gt;&gt; x[5:] <text:s text:c="6"/># Slices start at the first offset that is wanted</text:p>
      <text:p text:style-name="CDT">'fghij'</text:p>
      <text:p text:style-name="CDT">&gt;&gt;&gt; x[:5] <text:s text:c="6"/># Slices stop at the first offset that is NOT wanted</text:p>
      <text:p text:style-name="CDT">'abcde'</text:p>
      <text:p text:style-name="CDT"><text:soft-page-break/>&gt;&gt;&gt; len(x[5:7]) # Slice length is given by stop offset minus start offset</text:p>
      <text:p text:style-name="CDT">2</text:p>
      <text:p text:style-name="CDT">&gt;&gt;&gt; x[5:5+2] <text:s text:c="3"/># Can use start offset plus the length as the stop offset</text:p>
      <text:p text:style-name="CDT">'fg'</text:p>
      <text:p text:style-name="CDT">&gt;&gt;&gt; x[:8] <text:s text:c="6"/># The start offset defaults to zero</text:p>
      <text:p text:style-name="CDT">'abcdefgh'</text:p>
      <text:p text:style-name="CDT">&gt;&gt;&gt; x[8:] <text:s text:c="6"/># The stop offset defaults to len(x)</text:p>
      <text:p text:style-name="CDT">'ij'</text:p>
      <text:p text:style-name="CDT">&gt;&gt;&gt; x[-2:] <text:s text:c="5"/># Negative offsets have len(x) added, just like indices</text:p>
      <text:p text:style-name="CDT">'ij'</text:p>
      <text:p text:style-name="CDT">&gt;&gt;&gt; x[:-2]</text:p>
      <text:p text:style-name="CDT">'abcdefgh'</text:p>
      <text:p text:style-name="CDT">&gt;&gt;&gt; x[::2] <text:s text:c="5"/># Can optionally provide a step value other than 1</text:p>
      <text:p text:style-name="CDT">'acegi'</text:p>
      <text:p text:style-name="CDT">&gt;&gt;&gt; x[-20:] <text:s text:c="4"/># The start offset is clamped to &gt;= zero</text:p>
      <text:p text:style-name="CDT">'abcdefghij'</text:p>
      <text:p text:style-name="CDT">&gt;&gt;&gt; x[:20] <text:s text:c="5"/># The stop offset is clamped to &lt;= len(x)</text:p>
      <text:p text:style-name="CDTX">'abcdefghij'</text:p>
      <text:p text:style-name="Body">An extended slice with a negative step increment uses the same algorithm as any other extended slice. The negative step increment, however, means that the operation effectively reverses the order of elements in the sequence. This is one situation where the asymmetry introduced through the used of half-open ranges is not particularly beneficial – converting a normal slice to a reversed slice not only requires that the start and stop offsets be transposed, but also requires that one be subtracted from both values (as the previously inclusive start offset is now the exclusive stop offset, and vice-versa). The following example shows slicing of a string when using a negative step increment.</text:p>
      <text:p text:style-name="CDT1">&gt;&gt;&gt; x = 'abcdefghij'</text:p>
      <text:p text:style-name="CDT">&gt;&gt;&gt; x[::-1] <text:s text:c="7"/># A negative step processes the sequence in reverse</text:p>
      <text:p text:style-name="CDT">'jihgfedcba'</text:p>
      <text:p text:style-name="CDT">&gt;&gt;&gt; x[4::-1] <text:s text:c="6"/># Slices still start at the first wanted offset</text:p>
      <text:p text:style-name="CDT">'edcba'</text:p>
      <text:p text:style-name="CDT">&gt;&gt;&gt; x[:4:-1] <text:s text:c="6"/># Slices still stop at the first unwanted offset</text:p>
      <text:p text:style-name="CDT">'jihgf'</text:p>
      <text:p text:style-name="CDT">&gt;&gt;&gt; len(x[7:5:-1]) # Slice length is now start offset minus stop offset</text:p>
      <text:p text:style-name="CDT">2</text:p>
      <text:p text:style-name="CDT">&gt;&gt;&gt; x[6:6-2:-1] <text:s text:c="3"/># Stop offset is now start offset minus the length</text:p>
      <text:p text:style-name="CDT">'gf'</text:p>
      <text:p text:style-name="CDT">&gt;&gt;&gt; x[:7:-1] <text:s text:c="6"/># The start offset now defaults to (len(x) - 1)</text:p>
      <text:p text:style-name="CDT">'ji'</text:p>
      <text:p text:style-name="CDT">&gt;&gt;&gt; x[7::-1] <text:s text:c="6"/># The stop offset now defaults to (-1 - len(x))</text:p>
      <text:p text:style-name="CDT">'hgfedcba'</text:p>
      <text:p text:style-name="CDT">&gt;&gt;&gt; x[-3::-1] <text:s text:c="5"/># Negative offsets still have len(x) added as usual</text:p>
      <text:p text:style-name="CDT">'hgfedcba'</text:p>
      <text:p text:style-name="CDT">&gt;&gt;&gt; x[:-3:-1]</text:p>
      <text:p text:style-name="CDT">'ji'</text:p>
      <text:p text:style-name="CDT">&gt;&gt;&gt; x[::-2] <text:s text:c="7"/># Can optionally provide a step value other than -1</text:p>
      <text:p text:style-name="CDT">'jhfdb'</text:p>
      <text:p text:style-name="CDT">&gt;&gt;&gt; x[20::-1] <text:s text:c="5"/># The start offset is clamped to &lt;= (len(x) - 1)</text:p>
      <text:p text:style-name="CDT">'jihgfedcba'</text:p>
      <text:p text:style-name="CDT">&gt;&gt;&gt; x[:-20:-1] <text:s text:c="4"/># The stop offset is clamped to &gt;= (-1 - len(x))</text:p>
      <text:p text:style-name="CDTX">'jihgfedcba'</text:p>
      <text:p text:style-name="Body">Slices may also be used when assigning to or deleting elements of a sequence. For assignment, the source expression must produce an iterable, but, for simple slices, the iterable does not necessarily have to have the same number of elements as the region specified by the slice. If the numbers of elements are different, the overall length of the sequence simply changes accordingly. This allows insertion of elements into a sequence by specifying the target as a zero-length slice at the desired offset. For extended slices, the iterable must produce <text:soft-page-break/>exactly the right number of elements, as it is otherwise not possible to correctly align the source values with the target offsets. Deletion of a slice simply removes the specified section of the sequence, reducing the overall length of the sequence by the number of elements removed. The following examples show modification of a sequence using slices.</text:p>
      <text:p text:style-name="CDT1">&gt;&gt;&gt; x = list("abcdefg")</text:p>
      <text:p text:style-name="CDT">&gt;&gt;&gt; x</text:p>
      <text:p text:style-name="CDT">['a', 'b', 'c', 'd', 'e', 'f', 'g']</text:p>
      <text:p text:style-name="CDT">&gt;&gt;&gt; del x[:2] <text:s text:c="27"/># Remove sequence elements</text:p>
      <text:p text:style-name="CDT">&gt;&gt;&gt; x</text:p>
      <text:p text:style-name="CDT">['c', 'd', 'e', 'f', 'g']</text:p>
      <text:p text:style-name="CDT">&gt;&gt;&gt; x[0:0] = "ab" <text:s text:c="23"/># Insert elements at a particular offset</text:p>
      <text:p text:style-name="CDT">&gt;&gt;&gt; x</text:p>
      <text:p text:style-name="CDT">['a', 'b', 'c', 'd', 'e', 'f', 'g']</text:p>
      <text:p text:style-name="CDT">&gt;&gt;&gt; x[3:5] = range(5) <text:s text:c="19"/># Replace a region of the sequence</text:p>
      <text:p text:style-name="CDT">&gt;&gt;&gt; x</text:p>
      <text:p text:style-name="CDT">['a', 'b', 'c', 0, 1, 2, 3, 4, 'f', 'g']</text:p>
      <text:p text:style-name="CDT">&gt;&gt;&gt; x[::2] = "vwxyz" <text:s text:c="20"/># Replace every second element</text:p>
      <text:p text:style-name="CDT">&gt;&gt;&gt; x</text:p>
      <text:p text:style-name="CDTX">['v', 'b', 'w', 0, 'x', 2, 'y', 4, 'z', 'g']</text:p>
      <text:p text:style-name="Body">Sequence indexing and slicing requires real integer values in order to produce reliables results. Prior to Python 2.5, this was enforced by limiting sequence and slice indices to the builtin in integer types. Starting with Python 2.5, however, other integer types may provide the <text:span text:style-name="T6">__index__</text:span> special method in order to be usable in a location which is restricted to using real integers.</text:p>
      <text:p text:style-name="Body">The following example shows sequence indexing using a value other than a builtin integer.</text:p>
      <text:p text:style-name="CDT1">&gt;&gt;&gt; class show_index(object):</text:p>
      <text:p text:style-name="CDT">... <text:s text:c="2"/>def __index__(self):</text:p>
      <text:p text:style-name="CDT">... <text:s text:c="4"/>print "Retrieving value as index"</text:p>
      <text:p text:style-name="CDT">... <text:s text:c="4"/>return 1</text:p>
      <text:p text:style-name="CDT">&gt;&gt;&gt; seq = ['a', 'b', 'c']</text:p>
      <text:p text:style-name="CDT">&gt;&gt;&gt; seq[show_index()]</text:p>
      <text:p text:style-name="CDT">Retrieving value as index</text:p>
      <text:p text:style-name="CDTX">'b'</text:p>
      <text:p text:style-name="Body">In addition to the normal subscript special methods described above, there is a set of deprecated special methods specifically for handling basic slices. These methods predate the existence of slice objects and the associated support for extended slicing, and are retained solely for backwards compatibility reasons. If these methods are not provided, the interpreter falls back to using the standard subscript methods. User code is only likely to need to be aware of the dedicated slicing methods if inheriting from and overriding the subscripting methods of a builtin sequence type – in such cases, it is also necessary to override the slicing methods provided by the builtin type. The following listing shows the dedicated slicing methods and their operation.</text:p>
      <text:p text:style-name="CDT1">&gt;&gt;&gt; class show_slice_methods(object):</text:p>
      <text:p text:style-name="CDT">... <text:s text:c="2"/>def __len__(self):</text:p>
      <text:p text:style-name="CDT">... <text:s text:c="3"/>print "Retrieving container length"</text:p>
      <text:p text:style-name="CDT">... <text:s text:c="3"/>return 10</text:p>
      <text:p text:style-name="CDT">... <text:s text:c="2"/>def __getslice__(self, start, stop):</text:p>
      <text:p text:style-name="CDT">... <text:s text:c="3"/>print "Retrieving slice from %s to %s" % (start, stop)</text:p>
      <text:p text:style-name="CDT">... <text:s text:c="2"/>def __setslice__(self, start, stop, seq):</text:p>
      <text:p text:style-name="CDT">... <text:s text:c="3"/>print "Setting slice from %s to %s to %s" % (start, stop, seq)</text:p>
      <text:p text:style-name="CDT">... <text:s text:c="2"/>def __delslice__(self, start, stop):</text:p>
      <text:p text:style-name="CDT">... <text:s text:c="3"/>print "Deleting slice from %s to %s" % (start, stop)</text:p>
      <text:p text:style-name="CDT">...</text:p>
      <text:p text:style-name="CDT">&gt;&gt;&gt; x = show_slice_methods()</text:p>
      <text:p text:style-name="CDT"><text:soft-page-break/>&gt;&gt;&gt; x[0:5] <text:s text:c="31"/># Simple slice</text:p>
      <text:p text:style-name="CDT">Retrieving slice from 0 to 5</text:p>
      <text:p text:style-name="CDT">&gt;&gt;&gt; x[-5:-1] <text:s text:c="29"/># Simple slice with negative indices</text:p>
      <text:p text:style-name="CDT">Retrieving container length</text:p>
      <text:p text:style-name="CDT">Retrieving slice from 5 to 9</text:p>
      <text:p text:style-name="CDT">&gt;&gt;&gt; x[3:6] = range(3) <text:s text:c="20"/># Setting a simple slice</text:p>
      <text:p text:style-name="CDT">Setting slice from 3 to 6 to [0, 1, 2]</text:p>
      <text:p text:style-name="CDT">&gt;&gt;&gt; del x[3:5] <text:s text:c="27"/># Deleting a simple slice</text:p>
      <text:p text:style-name="CDTX">Deleting slice from 3 to 5</text:p>
      <text:h text:style-name="HC" text:outline-level="2">3.5 Executing Code in a Specific Namespace</text:h>
      <text:p text:style-name="BodyNoIndent">The code execution statement involves execution of runtime compiled code. It has three forms:</text:p>
      <text:p text:style-name="C1"><text:span text:style-name="T2">exec</text:span> <text:span text:style-name="T4">CODE</text:span> <text:span text:style-name="T2">in</text:span> <text:span text:style-name="T4">GLOBALS</text:span>, <text:span text:style-name="T4">LOCALS</text:span></text:p>
      <text:p text:style-name="C1"><text:span text:style-name="T2">exec</text:span> <text:span text:style-name="T4">CODE</text:span> <text:span text:style-name="T2">in</text:span> <text:span text:style-name="T4">GLOBALS</text:span></text:p>
      <text:p text:style-name="C1"><text:span text:style-name="T2">exec</text:span> <text:span text:style-name="T4">CODE</text:span></text:p>
      <text:p text:style-name="Body">The supplied code is either a string object containing Python source code or a precompiled interpreter-specific code object (as produced by the built-in function compile). The supplied globals and locals references are to mappings to use as the global namespace and local namespace for the code execution. These are typically Python <text:span text:style-name="T6">dict</text:span> objects, but particular interpreters may support use of any object that supports the mapping protocol for one or both of them. A reference to <text:span text:style-name="T6">__builtins__</text:span> is automatically added in to the mapping provided as the global namespace.</text:p>
      <text:p text:style-name="Body">If no local namespace is provided, the provided global namespace is also used as the local namespace. If neither namespace is provided (the form without the <text:span text:style-name="T7">in</text:span> clause), then the supplied code is executed using the current results returned by the <text:span text:style-name="T6">globals()</text:span> and <text:span text:style-name="T6">locals()</text:span> built-ins (except that the code execution statement will correctly update even a function namespace).</text:p>
      <text:p text:style-name="Body">Note that the supplied code is executed as if it were at module level, even if the code statement is inside a function, or a separate local namespace is supplied. This causes a problem if the code being executed defines functions which contain references to names at the top level, and a separate local namespace is provided. The issue is that any top level names get stored in the specified local namespace, but that namespace is not searched when looking for nested names (this behavior is identical to the way that methods of a class cannot see the local namespace of the class definition).</text:p>
      <text:p text:style-name="CDT1">&gt;&gt;&gt; code = """\</text:p>
      <text:p text:style-name="CDT">... def f(n):</text:p>
      <text:p text:style-name="CDT">... <text:s text:c="2"/>if n:</text:p>
      <text:p text:style-name="CDT">... <text:s text:c="4"/>f(n-1)</text:p>
      <text:p text:style-name="CDT">... <text:s text:c="2"/>print n</text:p>
      <text:p text:style-name="CDT">... f(2)</text:p>
      <text:p text:style-name="CDT">... """</text:p>
      <text:p text:style-name="CDT">&gt;&gt;&gt; exec code in {} # This one works, as 'f' is accessible</text:p>
      <text:p text:style-name="CDT">0</text:p>
      <text:p text:style-name="CDT">1</text:p>
      <text:p text:style-name="CDT">2</text:p>
      <text:p text:style-name="CDT">&gt;&gt;&gt; exec code in {}, {} # This one can't find 'f' for the recursive call</text:p>
      <text:p text:style-name="CDT">Traceback (most recent call last):</text:p>
      <text:p text:style-name="CDT"><text:soft-page-break/><text:s text:c="2"/>...</text:p>
      <text:p text:style-name="CDTX">NameError: global name 'f' is not defined</text:p>
      <text:p text:style-name="Body">While the form without the <text:span text:style-name="CD1"><text:span text:style-name="T5">in</text:span></text:span> clause is still supported for backwards compatibility, its use is strongly discouraged for both security and performance reasons. The performance issue is that the use of a bare code execution statement means that the compiler no longer has complete visibility into the manipulation of local namespace (the source code string or code object is opaque to the compiler). This forces the compiler to be extremely pessimistic in relation to the optimizations it attempts to make. From a security perspective, restricting the namespace for execution is merely a good starting point for securing the execution of runtime compiled code (Python's introspection capabilities are powerful enough that it is difficult to get true security without moving untrusted or partially trusted code out to a separate process).</text:p>
      <text:p text:style-name="QQ">XXX: Need to cover compile(), eval() and execfile() here too.</text:p>
      <text:p text:style-name="QQ">XXX: Also need to cover encoding declarations and module level documentation str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A" style:next-style-name="HB" style:class="text">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Standard" style:class="text" style:default-outline-level="5">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Standard" style:class="text" style:default-outline-level="6">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Standard" style:class="text" style:default-outline-level="7">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Standard" style:class="text" style:default-outline-level="8">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Standard" style:class="text" style:default-outline-level="9">
      <style:paragraph-properties fo:margin-left="0in" fo:margin-right="0in" fo:text-indent="0in" style:auto-text-indent="false"/>
      <style:text-properties style:font-name="Times New Roman"/>
    </style:style>
    <style:style style:name="Heading_20_10" style:display-name="Heading 10" style:family="paragraph" style:parent-style-name="Heading" style:next-style-name="Text_20_body" style:class="text">
      <style:paragraph-properties fo:margin-left="2.75in" fo:margin-right="0in" fo:text-indent="0in"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A" style:family="paragraph" style:parent-style-name="QQ" style:next-style-name="Body" style:default-outline-level="1">
      <style:paragraph-properties fo:margin-left="0in" fo:margin-right="1.5in" style:line-height-at-least="0.2917in" fo:text-indent="0in" style:auto-text-indent="false" fo:keep-with-next="always">
        <style:tab-stops>
          <style:tab-stop style:position="1.6193in"/>
        </style:tab-stops>
      </style:paragraph-properties>
      <style:text-properties fo:color="#000000" fo:font-size="36pt" fo:font-style="italic" style:font-size-asian="36pt" style:font-style-asian="italic"/>
    </style:style>
    <style:style style:name="Code" style:family="paragraph" style:parent-style-name="Standard">
      <style:paragraph-properties fo:margin-top="0in" fo:margin-bottom="0.1181in"/>
    </style:style>
    <style:style style:name="Keyword" style:family="paragraph" style:parent-style-name="Code"/>
    <style:style style:name="Balloon_20_Text" style:display-name="Balloon Text" style:family="paragraph" style:parent-style-name="Standard">
      <style:text-properties style:font-name="Tahoma" fo:font-size="8pt" style:font-size-asian="8pt" style:font-name-complex="Tahoma" style:font-size-complex="8pt"/>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HB" style:family="paragraph" style:parent-style-name="Standard" style:next-style-name="Body">
      <style:paragraph-properties fo:margin-left="0in" fo:margin-right="0.5in" fo:margin-top="0in" fo:margin-bottom="0.4862in" style:line-height-at-least="0.2638in" fo:text-indent="0in" style:auto-text-indent="false" fo:keep-with-next="always">
        <style:tab-stops>
          <style:tab-stop style:position="1.6193in"/>
        </style:tab-stops>
      </style:paragraph-properties>
      <style:text-properties fo:color="#000000" fo:font-size="28pt" fo:font-style="italic" style:font-size-asian="28pt" style:font-style-asian="italic"/>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BL" style:family="paragraph" style:parent-style-name="Standard">
      <style:paragraph-properties fo:margin-left="0.5in" fo:margin-right="0.5in" fo:margin-top="0in" fo:margin-bottom="0.0417in" style:line-height-at-least="0.1528in" fo:orphans="0" fo:widows="0" fo:text-indent="-0.5in" style:auto-text-indent="false">
        <style:tab-stops>
          <style:tab-stop style:position="0in"/>
        </style:tab-stops>
      </style:paragraph-properties>
      <style:text-properties fo:color="#000000" style:font-name="Times New Roman" fo:font-size="11pt" style:font-size-asian="11pt"/>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 style:family="paragraph" style:parent-style-name="BL" style:next-style-name="Body">
      <style:paragraph-properties fo:margin-top="0in" fo:margin-bottom="0.0835in"/>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 style:family="paragraph" style:parent-style-name="Standard">
      <style:paragraph-properties style:line-height-at-least="0.139in"/>
      <style:text-properties fo:color="#000000" style:font-name="Courier New"/>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0071in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0071in solid #000000"/>
    </style:style>
    <style:style style:name="CL" style:family="paragraph" style:parent-style-name="Standard">
      <style:paragraph-properties fo:margin-left="0.5in" fo:margin-right="0.5in" fo:margin-top="0.0555in" fo:margin-bottom="0in" style:line-height-at-least="0.1807in" fo:text-indent="-0.5in" style:auto-text-indent="false">
        <style:tab-stops>
          <style:tab-stop style:position="0in"/>
        </style:tab-stops>
      </style:paragraph-properties>
      <style:text-properties fo:color="#000000" style:font-name="Times New Roman" fo:font-size="11pt" style:font-size-asian="11pt"/>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EX" style:family="paragraph" style:parent-style-name="Standard">
      <style:paragraph-properties fo:margin-left="0.25in" fo:margin-right="0.25in" fo:margin-top="0.0972in" fo:margin-bottom="0.0972in" fo:text-indent="0in" style:auto-text-indent="false"/>
      <style:text-properties fo:color="#000000" style:font-name="Times New Roman"/>
    </style:style>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Standard" style:next-style-name="ET">
      <style:paragraph-properties fo:margin-left="0in" fo:margin-right="0.6598in" fo:margin-top="0.111in" fo:margin-bottom="0.111in" fo:text-indent="0in" style:auto-text-indent="false" fo:keep-with-next="always"/>
      <style:text-properties fo:color="#000000" fo:font-size="12pt" fo:font-style="italic" fo:font-weight="bold" style:font-size-asian="12pt" style:font-style-asian="italic" style:font-weight-asian="bold"/>
    </style:style>
    <style:style style:name="E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L" style:family="paragraph" style:parent-style-name="Standard">
      <style:paragraph-properties fo:margin-top="0.1665in" fo:margin-bottom="0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FC" style:family="paragraph" style:parent-style-name="Standard" style:next-style-name="Body">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CP" style:family="paragraph" style:parent-style-name="Standard">
      <style:paragraph-properties fo:margin-left="0.5in" fo:margin-right="1in" fo:text-indent="0in" style:auto-text-indent="false">
        <style:tab-stops>
          <style:tab-stop style:position="0.75in"/>
        </style:tab-stops>
      </style:paragraph-properties>
      <style:text-properties fo:color="#000000" style:font-name="Courier New"/>
    </style:style>
    <style:style style:name="NCPX" style:family="paragraph" style:parent-style-name="NCP" style:next-style-name="NO">
      <style:paragraph-properties fo:margin-top="0in" fo:margin-bottom="0.0417in"/>
    </style:style>
    <style:style style:name="NO" style:family="paragraph" style:parent-style-name="Standard">
      <style:paragraph-properties fo:margin-left="0.5in" fo:margin-right="1in" fo:margin-top="0in" fo:margin-bottom="0.0417in" fo:text-indent="0in" style:auto-text-indent="false">
        <style:tab-stops>
          <style:tab-stop style:position="0.0799in"/>
          <style:tab-stop style:position="0.3in"/>
        </style:tab-stops>
      </style:paragraph-properties>
      <style:text-properties fo:color="#000000"/>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Standard" style:next-style-name="FC">
      <style:paragraph-properties fo:margin-top="0.0693in" fo:margin-bottom="0in" fo:keep-with-next="always"/>
      <style:text-properties fo:color="#000000" style:font-name="Times New Roman" fo:font-size="11pt" fo:font-weight="bold" style:font-size-asian="11pt" style:font-weight-asian="bold"/>
    </style:style>
    <style:style style:name="FTN" style:family="paragraph" style:parent-style-name="Standard">
      <style:paragraph-properties fo:margin-left="0.1598in" fo:margin-right="0in" fo:margin-top="0.0417in" fo:margin-bottom="0.0417in" style:line-height-at-least="0.1807in" fo:text-indent="-0.1598in" style:auto-text-indent="false">
        <style:tab-stops>
          <style:tab-stop style:position="0in"/>
        </style:tab-stops>
      </style:paragraph-properties>
      <style:text-properties fo:color="#000000" style:font-name="Times New Roman" fo:font-size="9pt" style:font-size-asian="9pt"/>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HC" style:family="paragraph" style:parent-style-name="Standard" style:next-style-name="BodyNoIndent" style:default-outline-level="2">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style:font-size-asian="14pt" style:font-style-asian="italic"/>
    </style:style>
    <style:style style:name="HD" style:family="paragraph" style:parent-style-name="Standard" style:next-style-name="Body" style:default-outline-level="3">
      <style:paragraph-properties fo:margin-left="0in" fo:margin-right="0in" fo:margin-top="0.25in" fo:margin-bottom="0.0555in" style:line-height-at-least="0.2083in" fo:text-indent="0in" style:auto-text-indent="false" fo:keep-with-next="always"/>
      <style:text-properties fo:color="#000000" fo:font-size="11pt" fo:font-weight="bold" style:font-size-asian="11pt" style:font-weight-asian="bold"/>
    </style:style>
    <style:style style:name="HE" style:family="paragraph" style:parent-style-name="Standard" style:next-style-name="Body" style:default-outline-level="4">
      <style:paragraph-properties fo:margin-left="0in" fo:margin-right="0in" fo:margin-top="0.0835in" fo:margin-bottom="0in" style:line-height-at-least="0.2083in" fo:text-indent="0in" style:auto-text-indent="false" fo:keep-with-next="always"/>
      <style:text-properties fo:color="#000000" fo:font-size="11pt" fo:font-style="italic" style:font-size-asian="11pt" style:font-style-asian="italic"/>
    </style:style>
    <style:style style:name="HF" style:family="paragraph" style:parent-style-name="Standard">
      <style:paragraph-properties fo:margin-top="0.0555in" fo:margin-bottom="0in" fo:keep-with-next="always"/>
      <style:text-properties fo:color="#000000" fo:font-size="9pt" fo:font-weight="bold" style:font-size-asian="9pt"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NumCDT" style:family="paragraph" style:parent-style-name="CDT">
      <style:paragraph-properties fo:margin-left="0.25in" fo:margin-right="0in" fo:text-indent="-0.25in" style:auto-text-indent="false">
        <style:tab-stops>
          <style:tab-stop style:position="0in"/>
        </style:tab-stops>
      </style:paragraph-properties>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in"/>
        </style:tab-stops>
      </style:paragraph-properties>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LC2" style:family="paragraph" style:parent-style-name="Standard">
      <style:paragraph-properties style:line-height-at-least="0.139in"/>
      <style:text-properties fo:color="#000000" style:font-name="Courier New"/>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0071in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Standard" style:next-style-name="Body">
      <style:paragraph-properties fo:margin-top="0.1665in" fo:margin-bottom="0in" fo:keep-with-next="always"/>
      <style:text-properties fo:color="#000000" style:font-name="Times New Roman" fo:font-size="12pt" fo:font-style="italic" fo:font-weight="bold" style:font-size-asian="12pt" style:font-style-asian="italic" style:font-weight-asian="bold"/>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L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MH" style:family="paragraph" style:parent-style-name="Standard" style:next-style-name="MN">
      <style:paragraph-properties fo:margin-left="1in" fo:margin-right="1in" fo:margin-top="0.0693in" fo:margin-bottom="0in" fo:text-indent="0in" style:auto-text-indent="false" fo:keep-with-next="always"/>
      <style:text-properties fo:color="#000000" fo:font-size="11pt" fo:font-weight="bold" style:font-size-asian="11pt" style:font-weight-asian="bold"/>
    </style:style>
    <style:style style:name="MN" style:family="paragraph" style:parent-style-name="Standard">
      <style:paragraph-properties fo:margin-left="1in" fo:margin-right="1in" fo:margin-top="0in" fo:margin-bottom="0.0693in" fo:text-indent="0in" style:auto-text-indent="false">
        <style:tab-stops>
          <style:tab-stop style:position="-0.4201in"/>
          <style:tab-stop style:position="-0.2in"/>
        </style:tab-stops>
      </style:paragraph-properties>
      <style:text-properties fo:color="#000000"/>
    </style:style>
    <style:style style:name="NL" style:family="paragraph" style:parent-style-name="Standard">
      <style:paragraph-properties fo:margin-left="0.5in" fo:margin-right="0.5in" fo:margin-top="0in" fo:margin-bottom="0.0417in" style:line-height-at-least="0.1528in" fo:text-indent="-0.5in" style:auto-text-indent="false">
        <style:tab-stops>
          <style:tab-stop style:position="0in"/>
        </style:tab-stops>
      </style:paragraph-properties>
      <style:text-properties fo:color="#000000" style:font-name="Times New Roman" fo:font-size="11pt" style:font-size-asian="11pt"/>
    </style:style>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OX" style:family="paragraph" style:parent-style-name="NO" style:next-style-name="Body">
      <style:paragraph-properties fo:margin-top="0in" fo:margin-bottom="0.1665in"/>
    </style:style>
    <style:style style:name="PD" style:family="paragraph" style:parent-style-name="Standard">
      <style:paragraph-properties fo:margin-top="0.0417in" fo:margin-bottom="0.0417in"/>
      <style:text-properties fo:color="#0000ff" fo:font-size="11pt" style:font-size-asian="11pt"/>
    </style:style>
    <style:style style:name="PN" style:family="paragraph" style:parent-style-name="Standard" style:next-style-name="PT">
      <style:paragraph-properties fo:margin-top="0.5972in" fo:margin-bottom="0.2638in" style:line-height-at-least="0.2638in" fo:keep-with-next="always">
        <style:tab-stops>
          <style:tab-stop style:position="0.7299in"/>
          <style:tab-stop style:position="1.8693in"/>
        </style:tab-stops>
      </style:paragraph-properties>
      <style:text-properties fo:font-variant="small-caps" fo:color="#000000" fo:font-size="36pt" fo:font-style="italic" style:font-size-asian="36pt" style:font-style-asian="italic"/>
    </style:style>
    <style:style style:name="PT" style:family="paragraph" style:parent-style-name="Standard">
      <style:paragraph-properties fo:margin-left="1.6193in" fo:margin-right="1.5in" fo:margin-top="0in" fo:margin-bottom="1.25in" style:line-height-at-least="0.2917in" fo:text-indent="-1.6193in" style:auto-text-indent="false" fo:keep-with-next="always">
        <style:tab-stops>
          <style:tab-stop style:position="0in"/>
        </style:tab-stops>
      </style:paragraph-properties>
      <style:text-properties fo:color="#000000" fo:font-size="36pt" style:font-size-asian="36pt"/>
    </style:style>
    <style:style style:name="Preface" style:family="paragraph" style:parent-style-name="Standard">
      <style:paragraph-properties fo:margin-top="0in" fo:margin-bottom="0.0835in" style:line-height-at-least="0.1665in"/>
      <style:text-properties fo:color="#000000" style:font-name="Times New Roman"/>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B"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SBX" style:family="paragraph" style:parent-style-name="SB"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SH" style:family="paragraph" style:parent-style-name="Standard" style:next-style-name="SB">
      <style:paragraph-properties fo:margin-left="0in" fo:margin-right="0.6598in" fo:margin-top="0.472in" fo:margin-bottom="0.028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TB" style:family="paragraph" style:parent-style-name="Standard">
      <style:paragraph-properties fo:margin-top="0in" fo:margin-bottom="0.0555in"/>
      <style:text-properties fo:color="#000000" style:font-name="Times New Roman" fo:font-size="9pt" style:font-size-asian="9pt"/>
    </style:style>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Standard" style:next-style-name="TS">
      <style:paragraph-properties>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TS" style:family="paragraph" style:parent-style-name="Standard">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oteH" style:family="paragraph" style:parent-style-name="NO" style:next-style-name="NO">
      <style:paragraph-properties fo:margin-top="0.0693in" fo:margin-bottom="0.0417in">
        <style:tab-stops>
          <style:tab-stop style:position="0.0799in"/>
          <style:tab-stop style:position="0.3in"/>
          <style:tab-stop style:position="0.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0.0799in"/>
          <style:tab-stop style:position="0.3in"/>
          <style:tab-stop style:position="0.3799in"/>
          <style:tab-stop style:position="0.6in"/>
        </style:tab-stops>
      </style:paragraph-properties>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SC2" style:family="paragraph" style:parent-style-name="NCP"/>
    <style:style style:name="TN" style:family="paragraph" style:parent-style-name="Standard">
      <style:paragraph-properties fo:margin-top="0.0693in" fo:margin-bottom="0in" fo:keep-with-next="always"/>
      <style:text-properties fo:color="#000000" style:font-name="Times" fo:font-size="11pt" fo:font-weight="bold" style:font-size-asian="11pt" style:font-weight-asian="bold"/>
    </style:style>
    <style:style style:name="UC" style:family="paragraph" style:parent-style-name="Standard">
      <style:paragraph-properties fo:margin-left="0.1898in" fo:margin-right="0.5in" fo:margin-top="0.0417in" fo:margin-bottom="0.0417in" fo:text-indent="0in" style:auto-text-indent="false">
        <style:tab-stops>
          <style:tab-stop style:position="0in"/>
        </style:tab-stops>
      </style:paragraph-properties>
      <style:text-properties fo:color="#000000" style:font-name="Times New Roman" fo:font-size="11pt" fo:font-weight="bold" style:font-size-asian="11pt" style:font-weight-asian="bold"/>
    </style:style>
    <style:style style:name="UL" style:family="paragraph" style:parent-style-name="Standard">
      <style:paragraph-properties fo:margin-left="0.1902in" fo:margin-right="0.5in" fo:margin-top="0in" fo:margin-bottom="0.0417in" fo:text-indent="0in" style:auto-text-indent="false">
        <style:tab-stops>
          <style:tab-stop style:position="-0.0008in"/>
        </style:tab-stops>
      </style:paragraph-properties>
      <style:text-properties fo:color="#000000" style:font-name="Times New Roman" fo:font-size="11pt" style:font-size-asian="11pt"/>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C1" style:family="paragraph" style:parent-style-name="CDT" style:next-style-name="Body">
      <style:paragraph-properties fo:margin-top="0.1665in" fo:margin-bottom="0.1665in"/>
    </style:style>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0071in solid #000000" fo:border-bottom="none"/>
      <style:text-properties fo:font-style="normal" style:font-style-asian="normal"/>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FT" style:family="paragraph" style:parent-style-name="BodyNoIndent"/>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QQ" style:family="paragraph" style:parent-style-name="PD">
      <style:text-properties fo:color="#ff0000"/>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0.0799in"/>
          <style:tab-stop style:position="0.3in"/>
          <style:tab-stop style:position="0.3799in"/>
          <style:tab-stop style:position="0.6in"/>
          <style:tab-stop style:position="0.75in"/>
        </style:tab-stops>
      </style:paragraph-properties>
    </style:style>
    <style:style style:name="WA" style:family="paragraph" style:parent-style-name="NO"/>
    <style:style style:name="ETNL" style:family="paragraph" style:parent-style-name="NL">
      <style:text-properties style:font-name="Arial"/>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IT" style:family="paragraph" style:parent-style-name="Body"/>
    <style:style style:name="TI" style:family="paragraph" style:parent-style-name="NO"/>
    <style:style style:name="TIX" style:family="paragraph" style:parent-style-name="TI" style:next-style-name="Body">
      <style:paragraph-properties fo:margin-top="0in" fo:margin-bottom="0.1665in"/>
    </style:style>
    <style:style style:name="WAX" style:family="paragraph" style:parent-style-name="NO">
      <style:paragraph-properties fo:margin-top="0in" fo:margin-bottom="0.1665in"/>
    </style:style>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BodyNoIndent">
      <style:paragraph-properties fo:margin-top="0in" fo:margin-bottom="0.0417in"/>
      <style:text-properties style:font-name="Arial"/>
    </style:style>
    <style:style style:name="PTTOC" style:family="paragraph" style:parent-style-name="CTTOC">
      <style:paragraph-properties fo:margin-top="0.0417in" fo:margin-bottom="0.0417in"/>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C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LN" style:family="paragraph" style:parent-style-name="LH">
      <style:paragraph-properties fo:padding-left="0in" fo:padding-right="0in" fo:padding-top="0.0138in" fo:padding-bottom="0in" fo:border-left="none" fo:border-right="none" fo:border-top="0.0071in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NI" style:family="paragraph" style:parent-style-name="NO">
      <style:paragraph-properties fo:margin-left="1in" fo:margin-right="1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WW8Num1z0" style:family="text">
      <style:text-properties style:font-name="Symbol" fo:font-size="9pt" style:font-size-asian="9pt" style:font-name-complex="StarSymbol" style:font-size-complex="9pt"/>
    </style:style>
    <style:style style:name="Default_20_Paragraph_20_Font" style:display-name="Default Paragraph Font" style:family="text"/>
    <style:style style:name="WW-Default_20_Paragraph_20_Font" style:display-name="WW-Default Paragraph Font" style:family="text"/>
    <style:style style:name="Absatz-Standardschriftart" style:family="text"/>
    <style:style style:name="WW8Num3z0" style:family="text">
      <style:text-properties style:font-name="Symbol" fo:font-size="9pt" style:font-size-asian="9pt" style:font-name-complex="StarSymbol" style:font-size-complex="9pt"/>
    </style:style>
    <style:style style:name="WW-Absatz-Standardschriftart" style:family="text"/>
    <style:style style:name="WW-Absatz-Standardschriftart1" style:family="text"/>
    <style:style style:name="WW-Absatz-Standardschriftart11" style:family="text"/>
    <style:style style:name="WW8Num5z0" style:family="text">
      <style:text-properties style:font-name="Symbol" fo:font-size="9pt" style:font-size-asian="9pt" style:font-name-complex="StarSymbol" style:font-size-complex="9pt"/>
    </style:style>
    <style:style style:name="WW-Absatz-Standardschriftart111" style:family="text"/>
    <style:style style:name="WW8Num2z0" style:family="text">
      <style:text-properties style:font-name="Symbol" fo:font-size="9pt" style:font-size-asian="9pt" style:font-name-complex="StarSymbol" style:font-size-complex="9pt"/>
    </style:style>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CD4" style:family="text" style:parent-style-name="WW-Default_20_Paragraph_20_Font">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IXI" style:family="text">
      <style:text-properties style:font-name="Arial"/>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CDT_20_Char" style:display-name="CDT Char" style:family="text" style:parent-style-name="WW-Default_20_Paragraph_20_Font">
      <style:text-properties fo:color="#000000" style:font-name="Courier New" fo:language="en" fo:country="US"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start-value="4"/>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5in" text:min-label-width="0.25in"/>
        <style:text-properties style:font-name="Symbol"/>
      </text:list-level-style-bullet>
      <text:list-level-style-bullet text:level="3" text:style-name="WW8Num1z0" style:num-suffix="." text:bullet-char="">
        <style:list-level-properties text:space-before="0.75in" text:min-label-width="0.25in"/>
        <style:text-properties style:font-name="Symbol"/>
      </text:list-level-style-bullet>
      <text:list-level-style-bullet text:level="4" text:style-name="WW8Num1z0" style:num-suffix="." text:bullet-char="">
        <style:list-level-properties text:space-before="1in" text:min-label-width="0.25in"/>
        <style:text-properties style:font-name="Symbol"/>
      </text:list-level-style-bullet>
      <text:list-level-style-bullet text:level="5" text:style-name="WW8Num1z0" style:num-suffix="." text:bullet-char="">
        <style:list-level-properties text:space-before="1.25in" text:min-label-width="0.25in"/>
        <style:text-properties style:font-name="Symbol"/>
      </text:list-level-style-bullet>
      <text:list-level-style-bullet text:level="6" text:style-name="WW8Num1z0" style:num-suffix="." text:bullet-char="">
        <style:list-level-properties text:space-before="1.5in" text:min-label-width="0.25in"/>
        <style:text-properties style:font-name="Symbol"/>
      </text:list-level-style-bullet>
      <text:list-level-style-bullet text:level="7" text:style-name="WW8Num1z0" style:num-suffix="." text:bullet-char="">
        <style:list-level-properties text:space-before="1.75in" text:min-label-width="0.25in"/>
        <style:text-properties style:font-name="Symbol"/>
      </text:list-level-style-bullet>
      <text:list-level-style-bullet text:level="8" text:style-name="WW8Num1z0" style:num-suffix="." text:bullet-char="">
        <style:list-level-properties text:space-before="2in" text:min-label-width="0.25in"/>
        <style:text-properties style:font-name="Symbol"/>
      </text:list-level-style-bullet>
      <text:list-level-style-bullet text:level="9" text:style-name="WW8Num1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number text:level="1" style:num-format="" text:start-value="4"/>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39in" style:layout-grid-ruby-height="0.111in" style:layout-grid-mode="none" style:layout-grid-ruby-below="false" style:layout-grid-print="false" style:layout-grid-display="false" style:layout-grid-base-width="0.278in" style:layout-grid-snap-to-characters="true" style:layout-grid-square-mode="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Chapter 3</dc:title>
    <dc:subject>References and Namespaces</dc:subject>
    <meta:initial-creator>Nick Coghlan</meta:initial-creator>
    <meta:creation-date>2006-02-15T03:12:00</meta:creation-date>
    <dc:date>2008-03-05T23:34:24</dc:date>
    <meta:print-date>2113-01-01T00:00:00</meta:print-date>
    <meta:editing-cycles>26</meta:editing-cycles>
    <meta:editing-duration>PT19H33M57S</meta:editing-duration>
    <meta:user-defined meta:name="Info 1"/>
    <meta:user-defined meta:name="Info 2"/>
    <meta:user-defined meta:name="Info 3"/>
    <meta:user-defined meta:name="Info 4"/>
    <meta:document-statistic meta:table-count="2" meta:image-count="0" meta:object-count="0" meta:page-count="22" meta:paragraph-count="627" meta:word-count="9100" meta:character-count="58376"/>
  </office:meta>
</office:document-meta>
</file>